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869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14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226cm"/>
    </style:style>
    <style:style style:name="co22" style:family="table-column">
      <style:table-column-properties fo:break-before="auto" style:column-width="0.642cm"/>
    </style:style>
    <style:style style:name="co23" style:family="table-column">
      <style:table-column-properties fo:break-before="auto" style:column-width="13.847cm"/>
    </style:style>
    <style:style style:name="co24" style:family="table-column">
      <style:table-column-properties fo:break-before="auto" style:column-width="0.693cm"/>
    </style:style>
    <style:style style:name="co25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2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9" style:family="table-cell" style:parent-style-name="Default" style:data-style-name="N110"/>
    <style:style style:name="ce13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42" style:family="table-cell" style:parent-style-name="Default" style:data-style-name="N100"/>
    <style:style style:name="ce14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5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109"/>
    <style:style style:name="ce221" style:family="table-cell" style:parent-style-name="Default">
      <style:text-properties fo:font-style="normal" style:font-style-asian="normal" style:font-style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45" style:family="table-cell" style:parent-style-name="Default" style:data-style-name="N0"/>
    <style:style style:name="ce246" style:family="table-cell" style:parent-style-name="Default">
      <style:text-properties fo:font-style="italic" style:font-style-asian="italic" style:font-style-complex="italic"/>
    </style:style>
    <style:style style:name="ce250" style:family="table-cell" style:parent-style-name="Default">
      <style:text-properties fo:font-weight="normal" style:font-weight-asian="normal" style:font-weight-complex="normal"/>
    </style:style>
    <style:style style:name="ce25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8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 style:data-style-name="N0">
      <style:table-cell-properties fo:background-color="#ffff00"/>
    </style:style>
    <style:style style:name="ce68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72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306" style:family="table-cell" style:parent-style-name="Default">
      <style:text-properties fo:color="#999999" fo:font-style="italic" style:font-style-asian="italic" style:font-style-complex="italic"/>
    </style:style>
    <style:style style:name="ce3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15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1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1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 style:data-style-name="N109">
      <style:table-cell-properties style:vertical-align="automatic"/>
    </style:style>
    <style:style style:name="ce32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</style:style>
    <style:style style:name="ce32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4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4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>
      <style:table-cell-properties fo:background-color="#99ccff" style:vertical-align="top"/>
    </style:style>
    <style:style style:name="ce35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9" style:family="table-cell" style:parent-style-name="Default">
      <style:table-cell-properties fo:background-color="#ffff99"/>
    </style:style>
    <style:style style:name="ce36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0" style:family="table-cell" style:parent-style-name="Default">
      <style:table-cell-properties fo:wrap-option="wrap"/>
    </style:style>
    <style:style style:name="ce30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8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8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2" style:family="table-cell" style:parent-style-name="Default" style:data-style-name="N110"/>
    <style:style style:name="ce19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9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0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01" style:family="table-cell" style:parent-style-name="Default" style:data-style-name="N100"/>
    <style:style style:name="ce202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0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10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1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9"/>
    <style:style style:name="ce227" style:family="table-cell" style:parent-style-name="Default">
      <style:text-properties fo:font-style="normal" style:font-style-asian="normal" style:font-style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4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9" style:family="table-cell" style:parent-style-name="Default" style:data-style-name="N0"/>
    <style:style style:name="ce262" style:family="table-cell" style:parent-style-name="Default">
      <style:text-properties fo:font-style="italic" style:font-style-asian="italic" style:font-style-complex="italic"/>
    </style:style>
    <style:style style:name="ce264" style:family="table-cell" style:parent-style-name="Default" style:data-style-name="N0">
      <style:table-cell-properties fo:background-color="#ffff00"/>
    </style:style>
    <style:style style:name="ce266" style:family="table-cell" style:parent-style-name="Default">
      <style:text-properties fo:font-weight="normal" style:font-weight-asian="normal" style:font-weight-complex="normal"/>
    </style:style>
    <style:style style:name="ce267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0" style:family="table-cell" style:parent-style-name="Default">
      <style:table-cell-properties fo:background-color="#ffff00"/>
    </style:style>
    <style:style style:name="ce27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3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8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8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9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4" style:family="table-cell" style:parent-style-name="Default">
      <style:text-properties fo:font-weight="bold" style:font-weight-asian="bold" style:font-weight-complex="bold"/>
    </style:style>
    <style:style style:name="ce365" style:family="table-cell" style:parent-style-name="Default">
      <style:text-properties fo:color="#999999" fo:font-style="italic" style:font-style-asian="italic" style:font-style-complex="italic"/>
    </style:style>
    <style:style style:name="ce3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70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7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7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4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5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76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7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7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1" style:family="table-cell" style:parent-style-name="Default" style:data-style-name="N109">
      <style:table-cell-properties style:vertical-align="automatic"/>
    </style:style>
    <style:style style:name="ce38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>
      <style:table-cell-properties style:vertical-align="automatic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5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9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9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9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9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9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40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6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08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10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1" style:family="table-cell" style:parent-style-name="Default">
      <style:table-cell-properties fo:background-color="#99ccff" style:vertical-align="top"/>
    </style:style>
    <style:style style:name="ce41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13" style:family="table-cell" style:parent-style-name="Default">
      <style:table-cell-properties fo:background-color="#ffff99"/>
    </style:style>
    <style:style style:name="ce41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6" style:family="table-cell" style:parent-style-name="Default">
      <style:table-cell-properties fo:wrap-option="wrap"/>
    </style:style>
    <style:style style:name="ce417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4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7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28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29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35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6" style:family="text">
      <style:text-properties fo:color="#0000ff"/>
    </style:style>
    <style:style style:name="T37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1"/>
        <table:table-column table:style-name="co8" table:number-columns-repeated="4" table:default-cell-style-name="ce201"/>
        <table:table-column table:style-name="co5" table:default-cell-style-name="ce201"/>
        <table:table-column table:style-name="co9" table:default-cell-style-name="ce201"/>
        <table:table-column table:style-name="co7" table:default-cell-style-name="ce201"/>
        <table:table-column table:style-name="co10" table:default-cell-style-name="ce201"/>
        <table:table-column table:style-name="co11" table:default-cell-style-name="ce201"/>
        <table:table-column table:style-name="co12" table:default-cell-style-name="ce201"/>
        <table:table-column table:style-name="co13" table:number-columns-repeated="2" table:default-cell-style-name="ce201"/>
        <table:table-column table:style-name="co5" table:default-cell-style-name="ce201"/>
        <table:table-column table:style-name="co14" table:default-cell-style-name="ce201"/>
        <table:table-column table:style-name="co5" table:default-cell-style-name="ce201"/>
        <table:table-column table:style-name="co15" table:default-cell-style-name="ce201"/>
        <table:table-column table:style-name="co16" table:default-cell-style-name="ce201"/>
        <table:table-column table:style-name="co5" table:default-cell-style-name="ce201"/>
        <table:table-column table:style-name="co17" table:default-cell-style-name="ce201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number-columns-repeated="2"/>
          <table:table-cell table:style-name="ce186" office:value-type="string" calcext:value-type="string">
            <text:p>Step</text:p>
          </table:table-cell>
          <table:table-cell table:style-name="ce190"/>
          <table:table-cell table:style-name="ce190" office:value-type="string" calcext:value-type="string">
            <text:p>Duration</text:p>
          </table:table-cell>
          <table:table-cell table:style-name="ce194" office:value-type="string" calcext:value-type="string">
            <text:p>of Step</text:p>
          </table:table-cell>
          <table:table-cell table:style-name="ce194" office:value-type="string" calcext:value-type="string">
            <text:p>in Total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5" table:formula="of:=['1. Regression Testing'.$H$3]" office:value-type="time" office:time-value="PT12H00M00S" calcext:value-type="time">
            <text:p>12:00</text:p>
          </table:table-cell>
          <table:table-cell table:style-name="ce195" table:formula="of:=['1. Regression Testing'.$J$3]" office:value-type="time" office:time-value="PT12H00M00S" calcext:value-type="time">
            <text:p>12:0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5" table:formula="of:=['2. Preparation'.$H$3]" office:value-type="time" office:time-value="PT01H40M00S" calcext:value-type="time">
            <text:p>01:40</text:p>
          </table:table-cell>
          <table:table-cell table:style-name="ce195" table:formula="of:=['2. Preparation'.$J$3]" office:value-type="time" office:time-value="PT13H40M00S" calcext:value-type="time">
            <text:p>13:4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5" table:formula="of:=['3. Final Testing'.$H$3]" office:value-type="time" office:time-value="PT01H30M00S" calcext:value-type="time">
            <text:p>01:30</text:p>
          </table:table-cell>
          <table:table-cell table:style-name="ce195" table:formula="of:=['3. Final Testing'.$J$3]" office:value-type="time" office:time-value="PT15H10M00S" calcext:value-type="time">
            <text:p>15:1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5" table:formula="of:=['4. Build'.$H$3]" office:value-type="time" office:time-value="PT00H40M00S" calcext:value-type="time">
            <text:p>00:40</text:p>
          </table:table-cell>
          <table:table-cell table:style-name="ce195" table:formula="of:=['4. Build'.$J$3]" office:value-type="time" office:time-value="PT15H50M00S" calcext:value-type="time">
            <text:p>15:5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16H25M00S" calcext:value-type="time">
            <text:p>16:2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16H25M00S" calcext:value-type="time">
            <text:p>16:2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5" table:formula="of:=['7. Upload'.$H$3]" office:value-type="time" office:time-value="PT01H20M00S" calcext:value-type="time">
            <text:p>01:20</text:p>
          </table:table-cell>
          <table:table-cell table:style-name="ce195" table:formula="of:=['7. Upload'.$J$3]" office:value-type="time" office:time-value="PT17H45M00S" calcext:value-type="time">
            <text:p>17:4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5" table:formula="of:=['8. Finalization'.$H$3]" office:value-type="time" office:time-value="PT03H45M00S" calcext:value-type="time">
            <text:p>03:45</text:p>
          </table:table-cell>
          <table:table-cell table:style-name="ce195" table:formula="of:=['8. Finalization'.$J$3]" office:value-type="time" office:time-value="PT21H00M00S" calcext:value-type="time">
            <text:p>21:00</text:p>
          </table:table-cell>
          <table:table-cell table:style-name="ce196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office:value-type="string" calcext:value-type="string">
            <text:p>The YAT story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style-name="ce181"/>
          <table:table-cell table:style-name="ce182" office:value-type="string" calcext:value-type="string">
            <text:p>Date</text:p>
          </table:table-cell>
          <table:table-cell table:style-name="ce188"/>
          <table:table-cell table:style-name="ce191" office:value-type="string" calcext:value-type="string">
            <text:p>Designation</text:p>
          </table:table-cell>
          <table:table-cell table:style-name="ce182"/>
          <table:table-cell table:style-name="ce190" table:number-columns-repeated="2"/>
          <table:table-cell table:style-name="ce198" office:value-type="string" calcext:value-type="string">
            <text:p>YAT</text:p>
          </table:table-cell>
          <table:table-cell table:style-name="ce198" office:value-type="string" calcext:value-type="string">
            <text:p>MKY</text:p>
          </table:table-cell>
          <table:table-cell table:style-name="ce198" office:value-type="string" calcext:value-type="string">
            <text:p>ALAZ</text:p>
          </table:table-cell>
          <table:table-cell table:style-name="ce198" office:value-type="string" calcext:value-type="string">
            <text:p>NUnit</text:p>
          </table:table-cell>
          <table:table-cell table:style-name="ce198" office:value-type="string" calcext:value-type="string">
            <text:p>netrtf.</text:p>
          </table:table-cell>
          <table:table-cell table:style-name="ce204"/>
          <table:table-cell table:style-name="ce198" office:value-type="string" calcext:value-type="string">
            <text:p>LU.xml</text:p>
          </table:table-cell>
          <table:table-cell table:style-name="ce198" office:value-type="string" calcext:value-type="string">
            <text:p>RU.xml</text:p>
          </table:table-cell>
          <table:table-cell table:style-name="ce198" office:value-type="string" calcext:value-type="string">
            <text:p>.yac</text:p>
          </table:table-cell>
          <table:table-cell table:style-name="ce198" office:value-type="string" calcext:value-type="string">
            <text:p>.yacp</text:p>
          </table:table-cell>
          <table:table-cell table:style-name="ce198" office:value-type="string" calcext:value-type="string">
            <text:p>.yacps</text:p>
          </table:table-cell>
          <table:table-cell table:style-name="ce198" office:value-type="string" calcext:value-type="string">
            <text:p>.yat</text:p>
          </table:table-cell>
          <table:table-cell table:style-name="ce198" office:value-type="string" calcext:value-type="string">
            <text:p>.yaw</text:p>
          </table:table-cell>
          <table:table-cell table:style-name="ce204"/>
          <table:table-cell table:style-name="ce198" office:value-type="string" calcext:value-type="string">
            <text:p>SVN</text:p>
          </table:table-cell>
          <table:table-cell table:style-name="ce204"/>
          <table:table-cell table:style-name="ce211" office:value-type="string" calcext:value-type="string">
            <text:p>.NET</text:p>
          </table:table-cell>
          <table:table-cell table:style-name="ce211" office:value-type="string" calcext:value-type="string">
            <text:p>WinInst</text:p>
          </table:table-cell>
          <table:table-cell table:style-name="ce204"/>
          <table:table-cell table:style-name="ce198" office:value-type="string" calcext:value-type="string">
            <text:p>Remarks</text:p>
          </table:table-cell>
          <table:table-cell table:style-name="ce181" table:number-columns-repeated="37"/>
        </table:table-row>
        <table:table-row table:style-name="ro2">
          <table:table-cell table:style-name="ce181"/>
          <table:table-cell table:style-name="ce183" office:value-type="string" calcext:value-type="string">
            <text:p>2021-0x-xx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99" office:value-type="string" calcext:value-type="string">
            <text:p>2.4.0</text:p>
          </table:table-cell>
          <table:table-cell table:style-name="ce202" office:value-type="string" calcext:value-type="string">
            <text:p>1.0.28</text:p>
          </table:table-cell>
          <table:table-cell table:style-name="ce202" office:value-type="string" calcext:value-type="string">
            <text:p>3.5.24</text:p>
          </table:table-cell>
          <table:table-cell table:style-name="ce202" office:value-type="string" calcext:value-type="string">
            <text:p>1.0.22</text:p>
          </table:table-cell>
          <table:table-cell table:style-name="ce202" office:value-type="string" calcext:value-type="string">
            <text:p>0.9.25</text:p>
          </table:table-cell>
          <table:table-cell table:style-name="ce205"/>
          <table:table-cell table:style-name="ce202" office:value-type="string" calcext:value-type="string">
            <text:p>1.7.0</text:p>
          </table:table-cell>
          <table:table-cell table:style-name="ce199" office:value-type="string" calcext:value-type="string">
            <text:p>1.2.1</text:p>
          </table:table-cell>
          <table:table-cell table:number-columns-repeated="3" table:style-name="ce202" office:value-type="string" calcext:value-type="string">
            <text:p>1.0.2</text:p>
          </table:table-cell>
          <table:table-cell table:style-name="ce199" office:value-type="string" calcext:value-type="string">
            <text:p>1.7.1</text:p>
          </table:table-cell>
          <table:table-cell table:style-name="ce210" office:value-type="string" calcext:value-type="string">
            <text:p>1.2.3</text:p>
          </table:table-cell>
          <table:table-cell table:style-name="ce205"/>
          <table:table-cell table:style-name="ce202" office:value-type="string" calcext:value-type="string">
            <text:p>2600</text:p>
          </table:table-cell>
          <table:table-cell table:style-name="ce206"/>
          <table:table-cell office:value-type="string" calcext:value-type="string">
            <text:p>4.8</text:p>
          </table:table-cell>
          <table:table-cell/>
          <table:table-cell table:style-name="ce206"/>
          <table:table-cell table:style-name="ce199" office:value-type="string" calcext:value-type="string">
            <text:p><text:span text:style-name="T22">Version of 3</text:span><text:span text:style-name="T23">rd</text:span><text:span text:style-name="T22"> party assemblies also incremented twice to prevent potential version conflicts at those who have tested the preliminary versions.</text:span>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9-10-04" calcext:value-type="date">
            <text:p>2019-10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9" office:value-type="string" calcext:value-type="string">
            <text:p>2.1.0</text:p>
          </table:table-cell>
          <table:table-cell table:style-name="ce199" office:value-type="string" calcext:value-type="string">
            <text:p>1.0.27</text:p>
          </table:table-cell>
          <table:table-cell table:style-name="ce199" office:value-type="string" calcext:value-type="string">
            <text:p>3.5.23</text:p>
          </table:table-cell>
          <table:table-cell table:style-name="ce199" office:value-type="string" calcext:value-type="string">
            <text:p>1.0.21</text:p>
          </table:table-cell>
          <table:table-cell table:style-name="ce199" office:value-type="string" calcext:value-type="string">
            <text:p>0.9.24</text:p>
          </table:table-cell>
          <table:table-cell table:style-name="ce205"/>
          <table:table-cell table:style-name="ce199" office:value-type="string" calcext:value-type="string">
            <text:p>1.7.0</text:p>
          </table:table-cell>
          <table:table-cell table:style-name="ce199" office:value-type="string" calcext:value-type="string">
            <text:p>1.2.0</text:p>
          </table:table-cell>
          <table:table-cell table:number-columns-repeated="3" table:style-name="ce199" office:value-type="string" calcext:value-type="string">
            <text:p>1.0.2</text:p>
          </table:table-cell>
          <table:table-cell table:style-name="ce199" office:value-type="string" calcext:value-type="string">
            <text:p>1.7.0</text:p>
          </table:table-cell>
          <table:table-cell table:style-name="ce208" office:value-type="string" calcext:value-type="string">
            <text:p>1.2.3</text:p>
          </table:table-cell>
          <table:table-cell table:style-name="ce205"/>
          <table:table-cell table:style-name="ce199" office:value-type="string" calcext:value-type="string">
            <text:p>255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212" office:value-type="string" calcext:value-type="string">
            <text:p>Last version with overall support for WinXP</text:p>
          </table:table-cell>
          <table:table-cell table:style-name="ce181" table:number-columns-repeated="37"/>
        </table:table-row>
        <table:table-row table:style-name="ro2">
          <table:table-cell table:style-name="ce181"/>
          <table:table-cell table:style-name="ce184" office:value-type="date" office:date-value="2018-04-13" calcext:value-type="date">
            <text:p>2018-04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9" office:value-type="string" calcext:value-type="string">
            <text:p>2.0.0</text:p>
          </table:table-cell>
          <table:table-cell table:style-name="ce199" office:value-type="string" calcext:value-type="string">
            <text:p>1.0.25</text:p>
          </table:table-cell>
          <table:table-cell table:style-name="ce199" office:value-type="string" calcext:value-type="string">
            <text:p>3.5.21</text:p>
          </table:table-cell>
          <table:table-cell table:style-name="ce199" office:value-type="string" calcext:value-type="string">
            <text:p>1.0.19</text:p>
          </table:table-cell>
          <table:table-cell table:style-name="ce199" office:value-type="string" calcext:value-type="string">
            <text:p>0.9.22</text:p>
          </table:table-cell>
          <table:table-cell table:style-name="ce206"/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1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2.3</text:p>
          </table:table-cell>
          <table:table-cell table:style-name="ce206"/>
          <table:table-cell table:style-name="ce199" office:value-type="string" calcext:value-type="string">
            <text:p>1919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2">
          <table:table-cell table:style-name="ce181"/>
          <table:table-cell table:style-name="ce184" office:value-type="date" office:date-value="2018-01-12" calcext:value-type="date">
            <text:p>2018-01-1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9" office:value-type="string" calcext:value-type="string">
            <text:p>1.99.90</text:p>
          </table:table-cell>
          <table:table-cell table:style-name="ce199" office:value-type="string" calcext:value-type="string">
            <text:p>1.0.23</text:p>
          </table:table-cell>
          <table:table-cell table:style-name="ce200" office:value-type="string" calcext:value-type="string">
            <text:p>3.5.19</text:p>
          </table:table-cell>
          <table:table-cell table:style-name="ce199" office:value-type="string" calcext:value-type="string">
            <text:p>1.0.18</text:p>
          </table:table-cell>
          <table:table-cell table:style-name="ce200" office:value-type="string" calcext:value-type="string">
            <text:p>0.9.20</text:p>
          </table:table-cell>
          <table:table-cell table:style-name="ce206"/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0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2.2</text:p>
          </table:table-cell>
          <table:table-cell table:style-name="ce206"/>
          <table:table-cell table:style-name="ce199" office:value-type="string" calcext:value-type="string">
            <text:p>1815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2">
          <table:table-cell table:style-name="ce181"/>
          <table:table-cell table:style-name="ce184" office:value-type="date" office:date-value="2017-10-15" calcext:value-type="date">
            <text:p>2017-10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9" office:value-type="string" calcext:value-type="string">
            <text:p>1.99.80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3.5.17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0.9.18</text:p>
          </table:table-cell>
          <table:table-cell table:style-name="ce206"/>
          <table:table-cell table:style-name="ce199" office:value-type="string" calcext:value-type="string">
            <text:p>1.5.2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2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60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7-07-04" calcext:value-type="date">
            <text:p>2017-07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9" office:value-type="string" calcext:value-type="string">
            <text:p>1.99.70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3.5.15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0.9.16</text:p>
          </table:table-cell>
          <table:table-cell table:style-name="ce206"/>
          <table:table-cell table:style-name="ce199" office:value-type="string" calcext:value-type="string">
            <text:p>1.5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1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30" calcext:value-type="date">
            <text:p>2016-09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9" office:value-type="string" calcext:value-type="string">
            <text:p>1.99.52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3.5.14</text:p>
          </table:table-cell>
          <table:table-cell table:style-name="ce200" office:value-type="string" calcext:value-type="string">
            <text:p>1.0.14</text:p>
          </table:table-cell>
          <table:table-cell table:style-name="ce200" office:value-type="string" calcext:value-type="string">
            <text:p>0.9.15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7" calcext:value-type="date">
            <text:p>2016-09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9" office:value-type="string" calcext:value-type="string">
            <text:p>1.99.51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3.5.13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0.9.14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6" calcext:value-type="date">
            <text:p>2016-09-16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9" office:value-type="string" calcext:value-type="string">
            <text:p>1.99.50</text:p>
          </table:table-cell>
          <table:table-cell table:style-name="ce200" office:value-type="string" calcext:value-type="string">
            <text:p>1.0.15</text:p>
          </table:table-cell>
          <table:table-cell table:style-name="ce200" office:value-type="string" calcext:value-type="string">
            <text:p>3.5.12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0.9.13</text:p>
          </table:table-cell>
          <table:table-cell table:style-name="ce206"/>
          <table:table-cell table:style-name="ce199" office:value-type="string" calcext:value-type="string">
            <text:p>1.5.0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13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13" calcext:value-type="date">
            <text:p>2015-06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9" office:value-type="string" calcext:value-type="string">
            <text:p>1.99.34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3.5.11</text:p>
          </table:table-cell>
          <table:table-cell table:style-name="ce200" office:value-type="string" calcext:value-type="string">
            <text:p>1.0.10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4.1</text:p>
          </table:table-cell>
          <table:table-cell table:style-name="ce208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7" calcext:value-type="date">
            <text:p>2015-06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9" office:value-type="string" calcext:value-type="string">
            <text:p>1.99.33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3.5.10</text:p>
          </table:table-cell>
          <table:table-cell table:style-name="ce200" office:value-type="string" calcext:value-type="string">
            <text:p>1.0.9</text:p>
          </table:table-cell>
          <table:table-cell table:style-name="ce200"/>
          <table:table-cell table:style-name="ce206"/>
          <table:table-cell table:style-name="ce207" office:value-type="string" calcext:value-type="string">
            <text:p>1.4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4.0</text:p>
          </table:table-cell>
          <table:table-cell table:style-name="ce207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32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1" calcext:value-type="date">
            <text:p>2015-06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9" office:value-type="string" calcext:value-type="string">
            <text:p>1.99.32</text:p>
          </table:table-cell>
          <table:table-cell table:style-name="ce200" office:value-type="string" calcext:value-type="string">
            <text:p>1.0.11</text:p>
          </table:table-cell>
          <table:table-cell table:style-name="ce200" office:value-type="string" calcext:value-type="string">
            <text:p>3.5.9</text:p>
          </table:table-cell>
          <table:table-cell table:style-name="ce200" office:value-type="string" calcext:value-type="string">
            <text:p>1.0.8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0</text:p>
          </table:table-cell>
          <table:table-cell table:style-name="ce199"/>
          <table:table-cell table:number-columns-repeated="3" table:style-name="ce199" office:value-type="string" calcext:value-type="string">
            <text:p>(1.0.2)</text:p>
          </table:table-cell>
          <table:table-cell table:style-name="ce199" office:value-type="string" calcext:value-type="string">
            <text:p>1.4.0</text:p>
          </table:table-cell>
          <table:table-cell table:style-name="ce199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3-02-02" calcext:value-type="date">
            <text:p>2013-02-0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9" office:value-type="string" calcext:value-type="string">
            <text:p>1.99.30</text:p>
          </table:table-cell>
          <table:table-cell table:style-name="ce200" office:value-type="string" calcext:value-type="string">
            <text:p>1.0.9</text:p>
          </table:table-cell>
          <table:table-cell table:style-name="ce200" office:value-type="string" calcext:value-type="string">
            <text:p>3.5.7</text:p>
          </table:table-cell>
          <table:table-cell table:style-name="ce200" office:value-type="string" calcext:value-type="string">
            <text:p>1.0.6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1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1</text:p>
          </table:table-cell>
          <table:table-cell table:style-name="ce200" office:value-type="string" calcext:value-type="string">
            <text:p>1.1.1</text:p>
          </table:table-cell>
          <table:table-cell table:style-name="ce206"/>
          <table:table-cell table:style-name="ce199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212" office:value-type="string" calcext:value-type="string">
            <text:p>Last version with installer support for WinXP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5" office:value-type="date" office:date-value="2011-12-05" calcext:value-type="date">
            <text:p>2011-12-0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0" office:value-type="string" calcext:value-type="string">
            <text:p>1.99.28</text:p>
          </table:table-cell>
          <table:table-cell table:style-name="ce200" office:value-type="string" calcext:value-type="string">
            <text:p>1.0.7</text:p>
          </table:table-cell>
          <table:table-cell table:style-name="ce200" office:value-type="string" calcext:value-type="string">
            <text:p>3.5.5</text:p>
          </table:table-cell>
          <table:table-cell table:style-name="ce200" office:value-type="string" calcext:value-type="string">
            <text:p>1.0.4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0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0</text:p>
          </table:table-cell>
          <table:table-cell table:style-name="ce200" office:value-type="string" calcext:value-type="string">
            <text:p>1.1.0</text:p>
          </table:table-cell>
          <table:table-cell table:style-name="ce206"/>
          <table:table-cell table:style-name="ce200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/>
          <table:table-cell table:style-name="ce185" office:value-type="date" office:date-value="2011-04-25" calcext:value-type="date">
            <text:p>2011-04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0" office:value-type="string" calcext:value-type="string">
            <text:p>1.99.26</text:p>
          </table:table-cell>
          <table:table-cell table:style-name="ce200" office:value-type="string" calcext:value-type="string">
            <text:p>1.0.5</text:p>
          </table:table-cell>
          <table:table-cell table:style-name="ce200" office:value-type="string" calcext:value-type="string">
            <text:p>3.5.3</text:p>
          </table:table-cell>
          <table:table-cell table:style-name="ce200" office:value-type="string" calcext:value-type="string">
            <text:p>1.0.2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8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28" calcext:value-type="date">
            <text:p>2010-11-2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0" office:value-type="string" calcext:value-type="string">
            <text:p>1.99.25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11" calcext:value-type="date">
            <text:p>2010-11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0" office:value-type="string" calcext:value-type="string">
            <text:p>1.99.24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199" office:value-type="string" calcext:value-type="string">
            <text:p>(1.0.1)</text:p>
          </table:table-cell>
          <table:table-cell table:style-name="ce200" office:value-type="string" calcext:value-type="string">
            <text:p>1.2.8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09-09-10" calcext:value-type="date">
            <text:p>2009-09-1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0" office:value-type="string" calcext:value-type="string">
            <text:p>1.99.23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4</text:p>
          </table:table-cell>
          <table:table-cell table:style-name="ce200"/>
          <table:table-cell table:number-columns-repeated="3" table:style-name="ce208" office:value-type="string" calcext:value-type="string">
            <text:p>(1.0.0)</text:p>
          </table:table-cell>
          <table:table-cell table:style-name="ce209" office:value-type="string" calcext:value-type="string">
            <text:p>1.2.7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9-09-08" calcext:value-type="date">
            <text:p>2009-09-0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0" office:value-type="string" calcext:value-type="string">
            <text:p>1.99.22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7" office:value-type="string" calcext:value-type="string">
            <text:p>1.2.3</text:p>
          </table:table-cell>
          <table:table-cell table:style-name="ce208"/>
          <table:table-cell table:number-columns-repeated="3" table:style-name="ce199" office:value-type="string" calcext:value-type="string">
            <text:p>(1.0.0)</text:p>
          </table:table-cell>
          <table:table-cell table:style-name="ce209" office:value-type="string" calcext:value-type="string">
            <text:p>1.2.6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7-18" calcext:value-type="date">
            <text:p>2008-07-1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0" office:value-type="string" calcext:value-type="string">
            <text:p>1.99.20</text:p>
          </table:table-cell>
          <table:table-cell table:style-name="ce200" office:value-type="string" calcext:value-type="string">
            <text:p>1.0.0</text:p>
          </table:table-cell>
          <table:table-cell table:style-name="ce200" office:value-type="string" calcext:value-type="string">
            <text:p>1.2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3</text:p>
          </table:table-cell>
          <table:table-cell table:style-name="ce200" table:number-columns-repeated="4"/>
          <table:table-cell table:style-name="ce209" office:value-type="string" calcext:value-type="string">
            <text:p>1.2.5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4-01" calcext:value-type="date">
            <text:p>2008-04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0" office:value-type="string" calcext:value-type="string">
            <text:p>1.99.19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4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3-17" calcext:value-type="date">
            <text:p>2008-03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0" office:value-type="string" calcext:value-type="string">
            <text:p>1.99.18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3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2-11" calcext:value-type="date">
            <text:p>2008-02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0" office:value-type="string" calcext:value-type="string">
            <text:p>1.99.17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2</text:p>
          </table:table-cell>
          <table:table-cell table:style-name="ce200" table:number-columns-repeated="4"/>
          <table:table-cell table:style-name="ce209" office:value-type="string" calcext:value-type="string">
            <text:p>1.2.2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8-30" calcext:value-type="date">
            <text:p>2007-08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0" office:value-type="string" calcext:value-type="string">
            <text:p>1.99.1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1</text:p>
          </table:table-cell>
          <table:table-cell table:style-name="ce200" table:number-columns-repeated="4"/>
          <table:table-cell table:style-name="ce209" office:value-type="string" calcext:value-type="string">
            <text:p>1.2.1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4-15" calcext:value-type="date">
            <text:p>2007-04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0" office:value-type="string" calcext:value-type="string">
            <text:p>1.99.12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0</text:p>
          </table:table-cell>
          <table:table-cell table:style-name="ce200" table:number-columns-repeated="4"/>
          <table:table-cell table:style-name="ce209" office:value-type="string" calcext:value-type="string">
            <text:p>1.2.0</text:p>
          </table:table-cell>
          <table:table-cell table:number-columns-repeated="2"/>
          <table:table-cell table:style-name="ce200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25" calcext:value-type="date">
            <text:p>2007-02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0" office:value-type="string" calcext:value-type="string">
            <text:p>1.99.8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2</text:p>
          </table:table-cell>
          <table:table-cell table:style-name="ce200" table:number-columns-repeated="4"/>
          <table:table-cell table:style-name="ce209" office:value-type="string" calcext:value-type="string">
            <text:p>1.1.2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07" calcext:value-type="date">
            <text:p>2007-02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0" office:value-type="string" calcext:value-type="string">
            <text:p>1.99.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1</text:p>
          </table:table-cell>
          <table:table-cell table:style-name="ce200" table:number-columns-repeated="4"/>
          <table:table-cell table:style-name="ce209" office:value-type="string" calcext:value-type="string">
            <text:p>1.1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1-23" calcext:value-type="date">
            <text:p>2007-01-2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0" office:value-type="string" calcext:value-type="string">
            <text:p>1.99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0</text:p>
          </table:table-cell>
          <table:table-cell table:style-name="ce200" table:number-columns-repeated="4"/>
          <table:table-cell table:style-name="ce209" office:value-type="string" calcext:value-type="string">
            <text:p>1.1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1" calcext:value-type="date">
            <text:p>2003-10-3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2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0.1</text:p>
          </table:table-cell>
          <table:table-cell table:style-name="ce208" table:number-columns-repeated="4"/>
          <table:table-cell table:style-name="ce207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0" calcext:value-type="date">
            <text:p>2003-10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1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1</text:p>
          </table:table-cell>
          <table:table-cell table:style-name="ce200" table:number-columns-repeated="4"/>
          <table:table-cell table:style-name="ce209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14" calcext:value-type="date">
            <text:p>2003-10-1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0</text:p>
          </table:table-cell>
          <table:table-cell table:style-name="ce200" table:number-columns-repeated="4"/>
          <table:table-cell table:style-name="ce209" office:value-type="string" calcext:value-type="string">
            <text:p>1.0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239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9"/>
        <table:table-column table:style-name="co25" table:default-cell-style-name="ce284"/>
        <table:table-column table:style-name="co25" table:default-cell-style-name="ce269"/>
        <table:table-column table:style-name="co25" table:default-cell-style-name="ce284"/>
        <table:table-column table:style-name="co18" table:number-columns-repeated="989" table:default-cell-style-name="Default"/>
        <table:table-row table:style-name="ro1">
          <table:table-cell table:style-name="ce214"/>
          <table:table-cell table:style-name="ce231" table:number-columns-repeated="4"/>
          <table:table-cell table:style-name="ce267" office:value-type="string" calcext:value-type="string">
            <text:p>Duration</text:p>
          </table:table-cell>
          <table:table-cell table:style-name="ce271" office:value-type="string" calcext:value-type="string">
            <text:p>Step</text:p>
          </table:table-cell>
          <table:table-cell table:style-name="ce281"/>
          <table:table-cell table:style-name="ce271" office:value-type="string" calcext:value-type="string">
            <text:p>Total</text:p>
          </table:table-cell>
          <table:table-cell table:style-name="ce281"/>
          <table:table-cell table:style-name="ce231" table:number-columns-repeated="54"/>
          <table:table-cell table:number-columns-repeated="935"/>
        </table:table-row>
        <table:table-row table:style-name="ro1">
          <table:table-cell table:style-name="ce215"/>
          <table:table-cell table:style-name="ce235" table:number-columns-repeated="4"/>
          <table:table-cell table:style-name="ce268"/>
          <table:table-cell table:style-name="ce272"/>
          <table:table-cell table:style-name="ce282"/>
          <table:table-cell table:style-name="ce272"/>
          <table:table-cell table:style-name="ce282"/>
          <table:table-cell table:style-name="ce235" table:number-columns-repeated="54"/>
          <table:table-cell table:number-columns-repeated="935"/>
        </table:table-row>
        <table:table-row table:style-name="ro3">
          <table:table-cell table:style-name="ce216" office:value-type="float" office:value="1" calcext:value-type="float">
            <text:p>1.</text:p>
          </table:table-cell>
          <table:table-cell table:style-name="ce236"/>
          <table:table-cell table:style-name="ce241"/>
          <table:table-cell table:style-name="ce248"/>
          <table:table-cell table:style-name="ce236" office:value-type="string" calcext:value-type="string">
            <text:p>Regression Testing</text:p>
          </table:table-cell>
          <table:table-cell table:style-name="ce241"/>
          <table:table-cell table:style-name="ce273" office:value-type="time" office:time-value="PT00H00M00S" calcext:value-type="time">
            <text:p>00:00</text:p>
          </table:table-cell>
          <table:table-cell table:style-name="ce283" table:formula="of:=[.G3]+SUM([.G4:.G65564])" office:value-type="time" office:time-value="PT12H00M00S" calcext:value-type="time">
            <text:p>12:00:00</text:p>
          </table:table-cell>
          <table:table-cell table:style-name="ce273" table:formula="of:=['0. Overview'.$J$3]" office:value-type="time" office:time-value="PT00H00M00S" calcext:value-type="time">
            <text:p>00:00</text:p>
          </table:table-cell>
          <table:table-cell table:style-name="ce296" table:formula="of:=MAX([.I4:.I65564])" office:value-type="time" office:time-value="PT12H00M00S" calcext:value-type="time">
            <text:p>12:00</text:p>
          </table:table-cell>
          <table:table-cell table:style-name="ce298" table:number-columns-repeated="989"/>
        </table:table-row>
        <table:table-row table:style-name="ro1">
          <table:table-cell table:style-name="ce225"/>
          <table:table-cell table:style-name="ce237"/>
          <table:table-cell table:number-columns-repeated="997"/>
        </table:table-row>
        <table:table-row table:style-name="ro1">
          <table:table-cell table:style-name="ce180"/>
          <table:table-cell table:style-name="ce23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un coding style checks</text:p>
          </table:table-cell>
          <table:table-cell table:style-name="ce247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277" table:formula="of:=MAX([.I$1:.I4])+[.G5]" office:value-type="time" office:time-value="PT01H00M00S" calcext:value-type="time">
            <text:p>01:00</text:p>
          </table:table-cell>
          <table:table-cell table:style-name="ce286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9" table:formula="of:=CONCATENATE([.B$5]; COUNTA([.C$6:.C6]); &quot;.&quot;)" office:value-type="string" office:string-value="1.1.1." calcext:value-type="string">
            <text:p>1.1.1.</text:p>
          </table:table-cell>
          <table:table-cell table:style-name="ce25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8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un assembly checks</text:p>
          </table:table-cell>
          <table:table-cell table:style-name="ce247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277" table:formula="of:=MAX([.I$1:.I10])+[.G11]" office:value-type="time" office:time-value="PT02H00M00S" calcext:value-type="time">
            <text:p>02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9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5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59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5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5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5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5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Note: Analysis just take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8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un automated tests</text:p>
          </table:table-cell>
          <table:table-cell table:style-name="ce247"/>
          <table:table-cell table:style-name="ce277" office:value-type="time" office:time-value="PT04H00M00S" calcext:value-type="time">
            <text:p>04:00</text:p>
          </table:table-cell>
          <table:table-cell table:style-name="ce286"/>
          <table:table-cell table:style-name="ce277" table:formula="of:=MAX([.I$1:.I36])+[.G37]" office:value-type="time" office:time-value="PT06H00M00S" calcext:value-type="time">
            <text:p>06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9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53" office:value-type="string" calcext:value-type="string">
            <text:p></text:p>
          </table:table-cell>
          <table:table-cell table:style-name="ce227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69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27"/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4" table:formula="of:=['3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70"/>
          <table:table-cell table:style-name="ce279"/>
          <table:table-cell table:style-name="ce289"/>
          <table:table-cell table:number-columns-repeated="991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27"/>
          <table:table-cell table:number-columns-repeated="994"/>
        </table:table-row>
        <table:table-row table:style-name="ro1">
          <table:table-cell table:number-columns-repeated="2"/>
          <table:table-cell table:style-name="ce239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53" office:value-type="string" calcext:value-type="string">
            <text:p></text:p>
          </table:table-cell>
          <table:table-cell table:style-name="ce259" table:formula="of:=['3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59" table:formula="of:=[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 table:formula="of:=CONCATENATE([.B$37]; COUNTA([.C$38:.C46]); &quot;.&quot;)" office:value-type="string" office:string-value="1.3.3." calcext:value-type="string">
            <text:p>1.3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 table:formula="of:=CONCATENATE([.B$37]; COUNTA([.C$38:.C48]); &quot;.&quot;)" office:value-type="string" office:string-value="1.3.4." calcext:value-type="string">
            <text:p>1.3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6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24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27"/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53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54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55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56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57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58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59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0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1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2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3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4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5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6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7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8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69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0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1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2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3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4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5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6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7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8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79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80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81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82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83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27"/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85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86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style-name="ce227"/>
          <table:table-cell table:style-name="ce240" table:number-columns-repeated="2"/>
          <table:table-cell table:style-name="ce257"/>
          <table:table-cell table:style-name="ce227" table:formula="of:=['3. Final Testing'.E89]" office:value-type="string" office:string-value="In case a test fails, simply try again." calcext:value-type="string">
            <text:p>In case a test fails, simply try again.</text:p>
          </table:table-cell>
          <table:table-cell table:style-name="ce227"/>
          <table:table-cell table:style-name="ce280"/>
          <table:table-cell table:style-name="ce291"/>
          <table:table-cell table:style-name="ce280"/>
          <table:table-cell table:style-name="ce291"/>
          <table:table-cell table:style-name="ce22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Note: Run takes around <text:span text:style-name="T5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style-name="ce180"/>
          <table:table-cell table:style-name="ce238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un manual tests</text:p>
          </table:table-cell>
          <table:table-cell table:style-name="ce247"/>
          <table:table-cell table:style-name="ce277" office:value-type="time" office:time-value="PT06H00M00S" calcext:value-type="time">
            <text:p>06:00</text:p>
          </table:table-cell>
          <table:table-cell table:style-name="ce286"/>
          <table:table-cell table:style-name="ce294" table:formula="of:=MAX([.I$1:.I90])+[.G93]" office:value-type="time" office:time-value="PT12H00M00S" calcext:value-type="time">
            <text:p>12:00:00</text:p>
          </table:table-cell>
          <table:table-cell table:style-name="ce286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9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pan text:style-name="T22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995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MKY.IO.Serial.Socket (1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62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59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19" table:default-cell-style-name="Default"/>
        <table:table-column table:style-name="co20" table:default-cell-style-name="ce239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9"/>
        <table:table-column table:style-name="co25" table:default-cell-style-name="ce284"/>
        <table:table-column table:style-name="co25" table:default-cell-style-name="ce269"/>
        <table:table-column table:style-name="co25" table:default-cell-style-name="ce284"/>
        <table:table-column table:style-name="co18" table:number-columns-repeated="1012" table:default-cell-style-name="Default"/>
        <table:table-row table:style-name="ro1">
          <table:table-cell table:style-name="ce214"/>
          <table:table-cell table:style-name="ce231" table:number-columns-repeated="4"/>
          <table:table-cell table:style-name="ce267" office:value-type="string" calcext:value-type="string">
            <text:p>Duration</text:p>
          </table:table-cell>
          <table:table-cell table:style-name="ce271" office:value-type="string" calcext:value-type="string">
            <text:p>Step</text:p>
          </table:table-cell>
          <table:table-cell table:style-name="ce281"/>
          <table:table-cell table:style-name="ce271" office:value-type="string" calcext:value-type="string">
            <text:p>Total</text:p>
          </table:table-cell>
          <table:table-cell table:style-name="ce281"/>
          <table:table-cell table:style-name="ce231" table:number-columns-repeated="54"/>
          <table:table-cell table:number-columns-repeated="958"/>
        </table:table-row>
        <table:table-row table:style-name="ro1">
          <table:table-cell table:style-name="ce215"/>
          <table:table-cell table:style-name="ce235" table:number-columns-repeated="4"/>
          <table:table-cell table:style-name="ce268"/>
          <table:table-cell table:style-name="ce272"/>
          <table:table-cell table:style-name="ce282"/>
          <table:table-cell table:style-name="ce272"/>
          <table:table-cell table:style-name="ce282"/>
          <table:table-cell table:style-name="ce235" table:number-columns-repeated="54"/>
          <table:table-cell table:number-columns-repeated="958"/>
        </table:table-row>
        <table:table-row table:style-name="ro3">
          <table:table-cell table:style-name="ce216" office:value-type="float" office:value="2" calcext:value-type="float">
            <text:p>2.</text:p>
          </table:table-cell>
          <table:table-cell table:style-name="ce236"/>
          <table:table-cell table:style-name="ce241"/>
          <table:table-cell table:style-name="ce248"/>
          <table:table-cell table:style-name="ce236" office:value-type="string" calcext:value-type="string">
            <text:p>Preparation</text:p>
          </table:table-cell>
          <table:table-cell table:style-name="ce241"/>
          <table:table-cell table:style-name="ce273" office:value-type="time" office:time-value="PT00H00M00S" calcext:value-type="time">
            <text:p>00:00</text:p>
          </table:table-cell>
          <table:table-cell table:style-name="ce296" table:formula="of:=[.G3]+SUM([.G4:.G65569])" office:value-type="time" office:time-value="PT01H40M00S" calcext:value-type="time">
            <text:p>01:40</text:p>
          </table:table-cell>
          <table:table-cell table:style-name="ce273" table:formula="of:=['1. Regression Testing'.$J$3]" office:value-type="time" office:time-value="PT12H00M00S" calcext:value-type="time">
            <text:p>12:00</text:p>
          </table:table-cell>
          <table:table-cell table:style-name="ce296" table:formula="of:=MAX([.I4:.I65577])" office:value-type="time" office:time-value="PT13H40M00S" calcext:value-type="time">
            <text:p>13:40</text:p>
          </table:table-cell>
          <table:table-cell table:style-name="ce298" table:number-columns-repeated="1012"/>
        </table:table-row>
        <table:table-row table:style-name="ro1">
          <table:table-cell table:style-name="ce225"/>
          <table:table-cell table:style-name="ce237"/>
          <table:table-cell table:number-columns-repeated="1020"/>
        </table:table-row>
        <table:table-row table:style-name="ro1">
          <table:table-cell table:style-name="ce334"/>
          <table:table-cell table:style-name="ce33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38"/>
          <table:table-cell table:style-name="ce361"/>
          <table:table-cell table:style-name="ce338" office:value-type="string" calcext:value-type="string">
            <text:p>Set versions</text:p>
          </table:table-cell>
          <table:table-cell table:style-name="ce338"/>
          <table:table-cell table:style-name="ce366" office:value-type="time" office:time-value="PT00H15M00S" calcext:value-type="time">
            <text:p>00:15</text:p>
          </table:table-cell>
          <table:table-cell table:style-name="ce368"/>
          <table:table-cell table:style-name="ce366" table:formula="of:=MAX([.I$1:.I4])+[.G5]" office:value-type="time" office:time-value="PT12H15M00S" calcext:value-type="time">
            <text:p>12:15</text:p>
          </table:table-cell>
          <table:table-cell table:style-name="ce368"/>
          <table:table-cell table:style-name="ce334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6]); &quot;.&quot;)" office:value-type="string" office:string-value="2.1.1." calcext:value-type="string">
            <text:p>2.1.1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ALAZ.Version is different than at last releas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4">
          <table:table-cell table:style-name="ce335"/>
          <table:table-cell table:style-name="ce337" table:number-columns-repeated="2"/>
          <table:table-cell table:style-name="ce362"/>
          <table:table-cell table:style-name="ce363" office:value-type="string" calcext:value-type="string">
            <text:p>&gt; Versions must differ to ensure proper installation/update!</text:p>
            <text:p><text:span text:style-name="T22">&gt; Additional increment makes sense…</text:span></text:p>
            <text:p><text:span text:style-name="T22">    …if source code gets used by other software.</text:span></text:p>
            <text:p><text:span text:style-name="T22">    …if preliminary test version got distributed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8]); &quot;.&quot;)" office:value-type="string" office:string-value="2.1.2." calcext:value-type="string">
            <text:p>2.1.2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MKY.Version is different than at last releas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62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0]); &quot;.&quot;)" office:value-type="string" office:string-value="2.1.3." calcext:value-type="string">
            <text:p>2.1.3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62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2]); &quot;.&quot;)" office:value-type="string" office:string-value="2.1.4." calcext:value-type="string">
            <text:p>2.1.4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Unit.Version is different than at last releas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62"/>
          <table:table-cell table:style-name="ce335" office:value-type="string" calcext:value-type="string">
            <text:p>&gt; Additional increment makes little sense as NUnit is not distributed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4]); &quot;.&quot;)" office:value-type="string" office:string-value="2.1.5." calcext:value-type="string">
            <text:p>2.1.5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YAT.Version is different than at last releas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62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6]); &quot;.&quot;)" office:value-type="string" office:string-value="2.1.6." calcext:value-type="string">
            <text:p>2.1.6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62"/>
          <table:table-cell table:style-name="ce335" office:value-type="string" calcext:value-type="string">
            <text:p>&gt; Also remove 'Development', e.g. '// MKY Version 1.0.27'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8]); &quot;.&quot;)" office:value-type="string" office:string-value="2.1.7." calcext:value-type="string">
            <text:p>2.1.7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62"/>
          <table:table-cell table:style-name="ce335" office:value-type="string" calcext:value-type="string">
            <text:p>&gt; Also remove 'Development', e.g. '// NUnit Version 1.0.21', if apparent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0]); &quot;.&quot;)" office:value-type="string" office:string-value="2.1.8." calcext:value-type="string">
            <text:p>2.1.8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2]); &quot;.&quot;)" office:value-type="string" office:string-value="2.1.9." calcext:value-type="string">
            <text:p>2.1.9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product version in all other file headers (*.cs throughout \Trunk)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25">    &gt; Includes </text:span><text:span text:style-name="T26">this</text:span><text:span text:style-name="T27">.label_Version.Text = </text:span><text:span text:style-name="T28">"Version 2.0.0"</text:span><text:span text:style-name="T27">;</text:span><text:span text:style-name="T25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4]); &quot;.&quot;)" office:value-type="string" office:string-value="2.1.10." calcext:value-type="string">
            <text:p>2.1.10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<text:span text:style-name="T25">Set </text:span><text:span text:style-name="T29">ProductBuildDesignation</text:span><text:span text:style-name="T25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5]); &quot;.&quot;)" office:value-type="string" office:string-value="2.1.11." calcext:value-type="string">
            <text:p>2.1.11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<text:span text:style-name="T25">Set </text:span><text:span text:style-name="T29">ProductVerisonStabilityIndication</text:span><text:span text:style-name="T25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8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Set installation version</text:p>
          </table:table-cell>
          <table:table-cell table:style-name="ce247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277" table:formula="of:=MAX([.I$1:.I29])+[.G30]" office:value-type="time" office:time-value="PT12H20M00S" calcext:value-type="time">
            <text:p>12:2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9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38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Update settings defaults and schema in "YAT\!-Settings\!-Current"</text:p>
          </table:table-cell>
          <table:table-cell table:style-name="ce247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277" table:formula="of:=MAX([.I$1:.I36])+[.G37]" office:value-type="time" office:time-value="PT12H50M00S" calcext:value-type="time">
            <text:p>12:50</text:p>
          </table:table-cell>
          <table:table-cell table:style-name="ce297"/>
          <table:table-cell table:number-columns-repeated="1012"/>
        </table:table-row>
        <table:table-row table:style-name="ro1">
          <table:table-cell table:number-columns-repeated="2"/>
          <table:table-cell table:style-name="ce239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18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formula="of:=[$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18"/>
        </table:table-row>
        <table:table-row table:style-name="ro1">
          <table:table-cell table:number-columns-repeated="2"/>
          <table:table-cell table:style-name="ce239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64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18"/>
        </table:table-row>
        <table:table-row table:style-name="ro1">
          <table:table-cell table:style-name="ce180"/>
          <table:table-cell table:style-name="ce238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Add new settings defaults and schema to settings archive</text:p>
          </table:table-cell>
          <table:table-cell table:style-name="ce247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370" table:formula="of:=MAX([.I$1:.I57])+[.G58]" office:value-type="time" office:time-value="PT12H55M00S" calcext:value-type="time">
            <text:p>12:5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9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53" office:value-type="string" calcext:value-type="string">
            <text:p></text:p>
          </table:table-cell>
          <table:table-cell table:style-name="ce335" office:value-type="string" calcext:value-type="string">
            <text:p><text:span text:style-name="T22">Archive </text:span><text:span text:style-name="T30">*Default.xml</text:span><text:span text:style-name="T31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53" office:value-type="string" calcext:value-type="string">
            <text:p></text:p>
          </table:table-cell>
          <table:table-cell table:style-name="ce335" office:value-type="string" calcext:value-type="string">
            <text:p><text:span text:style-name="T22">Archive </text:span><text:span text:style-name="T30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8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Upgrade settings in settings archive "YAT\!-Settings\!-Current"</text:p>
          </table:table-cell>
          <table:table-cell table:style-name="ce247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370" table:formula="of:=MAX([.I$1:.I62])+[.G63]" office:value-type="time" office:time-value="PT13H25M00S" calcext:value-type="time">
            <text:p>13:2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9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65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65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8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Add new settings to settings archive</text:p>
          </table:table-cell>
          <table:table-cell table:style-name="ce247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370" table:formula="of:=MAX([.I$1:.I92])+[.G93]" office:value-type="time" office:time-value="PT13H35M00S" calcext:value-type="time">
            <text:p>13:3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9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53" office:value-type="string" calcext:value-type="string">
            <text:p></text:p>
          </table:table-cell>
          <table:table-cell table:style-name="ce33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8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ebuild and commit</text:p>
          </table:table-cell>
          <table:table-cell table:style-name="ce247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370" table:formula="of:=MAX([.I$1:.I97])+[.G98]" office:value-type="time" office:time-value="PT13H40M00S" calcext:value-type="time">
            <text:p>13:4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9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9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19" table:default-cell-style-name="Default"/>
        <table:table-column table:style-name="co20" table:default-cell-style-name="ce239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9"/>
        <table:table-column table:style-name="co26" table:default-cell-style-name="ce284"/>
        <table:table-column table:style-name="co25" table:default-cell-style-name="ce269"/>
        <table:table-column table:style-name="co25" table:default-cell-style-name="ce284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31" table:number-columns-repeated="4"/>
          <table:table-cell table:style-name="ce267" office:value-type="string" calcext:value-type="string">
            <text:p>Duration</text:p>
          </table:table-cell>
          <table:table-cell table:style-name="ce271" office:value-type="string" calcext:value-type="string">
            <text:p>Step</text:p>
          </table:table-cell>
          <table:table-cell table:style-name="ce281"/>
          <table:table-cell table:style-name="ce271" office:value-type="string" calcext:value-type="string">
            <text:p>Total</text:p>
          </table:table-cell>
          <table:table-cell table:style-name="ce281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35" table:number-columns-repeated="4"/>
          <table:table-cell table:style-name="ce268"/>
          <table:table-cell table:style-name="ce272"/>
          <table:table-cell table:style-name="ce282"/>
          <table:table-cell table:style-name="ce272"/>
          <table:table-cell table:style-name="ce282"/>
          <table:table-cell table:style-name="ce235" table:number-columns-repeated="54"/>
          <table:table-cell table:number-columns-repeated="960"/>
        </table:table-row>
        <table:table-row table:style-name="ro3">
          <table:table-cell table:style-name="ce216" office:value-type="float" office:value="3" calcext:value-type="float">
            <text:p>3.</text:p>
          </table:table-cell>
          <table:table-cell table:style-name="ce236"/>
          <table:table-cell table:style-name="ce241"/>
          <table:table-cell table:style-name="ce248"/>
          <table:table-cell table:style-name="ce236" office:value-type="string" calcext:value-type="string">
            <text:p>Final Testing</text:p>
          </table:table-cell>
          <table:table-cell table:style-name="ce241"/>
          <table:table-cell table:style-name="ce273" office:value-type="time" office:time-value="PT00H00M00S" calcext:value-type="time">
            <text:p>00:00</text:p>
          </table:table-cell>
          <table:table-cell table:style-name="ce296" table:formula="of:=[.G3]+SUM([.G4:.G65588])" office:value-type="time" office:time-value="PT01H30M00S" calcext:value-type="time">
            <text:p>01:30</text:p>
          </table:table-cell>
          <table:table-cell table:style-name="ce273" table:formula="of:=['2. Preparation'.$J$3]" office:value-type="time" office:time-value="PT13H40M00S" calcext:value-type="time">
            <text:p>13:40</text:p>
          </table:table-cell>
          <table:table-cell table:style-name="ce296" table:formula="of:=MAX([.I4:.I65607])" office:value-type="time" office:time-value="PT15H10M00S" calcext:value-type="time">
            <text:p>15:1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7"/>
          <table:table-cell table:number-columns-repeated="1022"/>
        </table:table-row>
        <table:table-row table:style-name="ro1">
          <table:table-cell/>
          <table:table-cell table:style-name="ce23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e-Run coding style checks</text:p>
          </table:table-cell>
          <table:table-cell table:style-name="ce247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4])+[.G5]" office:value-type="time" office:time-value="PT13H50M00S" calcext:value-type="time">
            <text:p>13:50</text:p>
          </table:table-cell>
          <table:table-cell table:style-name="ce286"/>
          <table:table-cell table:number-columns-repeated="1014"/>
        </table:table-row>
        <table:table-row table:style-name="ro1">
          <table:table-cell table:number-columns-repeated="2"/>
          <table:table-cell table:style-name="ce239" table:formula="of:=CONCATENATE([.B$5]; COUNTA([.C6:.C$6]); &quot;.&quot;)" office:value-type="string" office:string-value="3.1.1." calcext:value-type="string">
            <text:p>3.1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32">Note: Rescan just takes a </text:span><text:span text:style-name="T30">few seconds</text:span><text:span text:style-name="T31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e-Run assembly checks</text:p>
          </table:table-cell>
          <table:table-cell table:style-name="ce247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10])+[.G11]" office:value-type="time" office:time-value="PT14H00M00S" calcext:value-type="time">
            <text:p>14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pan text:style-name="T22">Note: Analysis just </text:span><text:span text:style-name="T32">take a </text:span><text:span text:style-name="T30">few seconds</text:span><text:span text:style-name="T31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e-run automated tests</text:p>
          </table:table-cell>
          <table:table-cell table:style-name="ce247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277" table:formula="of:=MAX([.I$1:.I36])+[.G37]" office:value-type="time" office:time-value="PT15H00M00S" calcext:value-type="time">
            <text:p>1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53" office:value-type="string" calcext:value-type="string">
            <text:p></text:p>
          </table:table-cell>
          <table:table-cell table:style-name="ce266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6"/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70" office:value-type="string" calcext:value-type="string">
            <text:p>Attention: Time-out calibration (for whatever reason) no longer fits MKY machine =&gt; use MT machine.</text:p>
          </table:table-cell>
          <table:table-cell table:style-name="ce270"/>
          <table:table-cell table:style-name="ce279"/>
          <table:table-cell table:style-name="ce289"/>
          <table:table-cell table:number-columns-repeated="1016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6"/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37]; COUNTA([.C$38:.C42]); &quot;.&quot;)" office:value-type="string" office:string-value="3.3.2." calcext:value-type="string">
            <text:p>3.3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 table:formula="of:=CONCATENATE([.B$37]; COUNTA([.C$38:.C46]); &quot;.&quot;)" office:value-type="string" office:string-value="3.3.3." calcext:value-type="string">
            <text:p>3.3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<text:span text:style-name="T32">Build </text:span><text:span text:style-name="T30">'Release Test'</text:span><text:span text:style-name="T31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 table:formula="of:=CONCATENATE([.B$37]; COUNTA([.C$38:.C48]); &quot;.&quot;)" office:value-type="string" office:string-value="3.3.4." calcext:value-type="string">
            <text:p>3.3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6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3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262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372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27"/>
          <table:table-cell table:style-name="ce240" table:number-columns-repeated="2"/>
          <table:table-cell table:style-name="ce257"/>
          <table:table-cell table:style-name="ce374"/>
          <table:table-cell table:style-name="ce227"/>
          <table:table-cell table:style-name="ce280"/>
          <table:table-cell table:style-name="ce291"/>
          <table:table-cell table:style-name="ce280"/>
          <table:table-cell table:style-name="ce291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240" table:number-columns-repeated="2"/>
          <table:table-cell table:style-name="ce257"/>
          <table:table-cell table:style-name="ce374" office:value-type="string" calcext:value-type="string">
            <text:p>In case a test fails, simply try again.</text:p>
          </table:table-cell>
          <table:table-cell table:style-name="ce227"/>
          <table:table-cell table:style-name="ce280"/>
          <table:table-cell table:style-name="ce291"/>
          <table:table-cell table:style-name="ce280"/>
          <table:table-cell table:style-name="ce291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240" table:number-columns-repeated="2"/>
          <table:table-cell table:style-name="ce257"/>
          <table:table-cell table:style-name="ce227" table:number-columns-repeated="2"/>
          <table:table-cell table:style-name="ce280"/>
          <table:table-cell table:style-name="ce291"/>
          <table:table-cell table:style-name="ce280"/>
          <table:table-cell table:style-name="ce291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240" table:number-columns-repeated="2"/>
          <table:table-cell table:style-name="ce257"/>
          <table:table-cell office:value-type="string" calcext:value-type="string">
            <text:p><text:span text:style-name="T32">Note: Run takes around </text:span><text:span text:style-name="T30">two hours</text:span><text:span text:style-name="T31">, and there should be no findings anymore.</text:span></text:p>
          </table:table-cell>
          <table:table-cell table:style-name="ce227"/>
          <table:table-cell table:style-name="ce280"/>
          <table:table-cell table:style-name="ce291"/>
          <table:table-cell table:style-name="ce280"/>
          <table:table-cell table:style-name="ce291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240" table:number-columns-repeated="2"/>
          <table:table-cell table:style-name="ce257"/>
          <table:table-cell table:style-name="ce227" table:number-columns-repeated="2"/>
          <table:table-cell table:style-name="ce280"/>
          <table:table-cell table:style-name="ce291"/>
          <table:table-cell table:style-name="ce280"/>
          <table:table-cell table:style-name="ce291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180"/>
          <table:table-cell table:style-name="ce238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Check and commit</text:p>
          </table:table-cell>
          <table:table-cell table:style-name="ce247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90])+[.G93]" office:value-type="time" office:time-value="PT15H10M00S" calcext:value-type="time">
            <text:p>15:1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375" office:value-type="string" calcext:value-type="string">
            <text:p><text:span text:style-name="T33">252 occurrences totally expected, 10 as listed below, others only in test projects</text:span>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375" office:value-type="string" calcext:value-type="string">
            <text:p>&gt; 2 occurrences expected in Diagnostics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375" office:value-type="string" calcext:value-type="string">
            <text:p>&gt; 6 occurrences expected in Drawing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375" office:value-type="string" calcext:value-type="string">
            <text:p>&gt; 2 occurrences expected in Serializer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table:number-columns-repeated="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93]; COUNTA([.C$94:.C103]); &quot;.&quot;)" office:value-type="string" office:string-value="3.4.2." calcext:value-type="string">
            <text:p>3.4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375" office:value-type="string" calcext:value-type="string">
            <text:p><text:span text:style-name="T33">252 occurrences totally expected, 10 as listed below, others only in test projects</text:span>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375" office:value-type="string" calcext:value-type="string">
            <text:p>&gt; 2 occurrences expected in Diagnostics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375" office:value-type="string" calcext:value-type="string">
            <text:p>&gt; 6 occurrences expected in Drawing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375" office:value-type="string" calcext:value-type="string">
            <text:p>&gt; 2 occurrences expected in Serializer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table:number-columns-repeated="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93]; COUNTA([.C$94:.C112]); &quot;.&quot;)" office:value-type="string" office:string-value="3.4.3." calcext:value-type="string">
            <text:p>3.4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<text:span text:style-name="T33">252 occurrences totally expected, 10 as listed below, others only in test projects</text:span>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&gt; 2 occurrences expected in Diagnostics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&gt; 6 occurrences expected in Drawing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&gt; 2 occurrences expected in Serializer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table:number-columns-repeated="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/>
          <table:table-cell table:style-name="ce239" table:formula="of:=CONCATENATE([.B$93]; COUNTA([.C$94:.C121]); &quot;.&quot;)" office:value-type="string" office:string-value="3.4.4." calcext:value-type="string">
            <text:p>3.4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253"/>
          <table:table-cell office:value-type="string" calcext:value-type="string">
            <text:p>&gt; Match case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253"/>
          <table:table-cell office:value-type="string" calcext:value-type="string">
            <text:p>&gt; No match whole word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253"/>
          <table:table-cell/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156 occurrences totally expected: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&gt; 1 occurrence expected in ALAZ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&gt; Several in ArgsHandler, Configuration, Diagnostics, EnvironmentEx, EventHelper,…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&gt; Several more in Usb, Hid, Terminal, Workspace, SendFile, SendText,…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style-name="ce262"/>
          <table:table-cell table:style-name="ce181"/>
          <table:table-cell table:style-name="ce239" table:formula="of:=CONCATENATE([.B$93]; COUNTA([.C$94:.C130]); &quot;.&quot;)" office:value-type="string" office:string-value="3.4.5." calcext:value-type="string">
            <text:p>3.4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253"/>
          <table:table-cell office:value-type="string" calcext:value-type="string">
            <text:p>&gt; Match case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253"/>
          <table:table-cell/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11 occurrences totally expected: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&gt; 4 occurrences expected in EventHelper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style-name="ce262"/>
          <table:table-cell table:style-name="ce181" table:number-columns-repeated="2"/>
          <table:table-cell table:style-name="ce371"/>
          <table:table-cell table:style-name="ce262" office:value-type="string" calcext:value-type="string">
            <text:p><text:span text:style-name="T33">&gt; 7 occurrences expected related to </text:span>SplitContainerHelper.</text:p>
          </table:table-cell>
          <table:table-cell table:style-name="ce262"/>
          <table:table-cell table:style-name="ce376"/>
          <table:table-cell table:style-name="ce377"/>
          <table:table-cell table:style-name="ce376"/>
          <table:table-cell table:style-name="ce377"/>
          <table:table-cell table:style-name="ce26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 table:formula="of:=CONCATENATE([.B$93]; COUNTA([.C$94:.C137]); &quot;.&quot;)" office:value-type="string" office:string-value="3.4.6." calcext:value-type="string">
            <text:p>3.4.6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<text:span text:style-name="T2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1"/>
          <table:table-cell table:style-name="ce253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number-columns-repeated="2"/>
          <table:table-cell table:style-name="ce239" table:formula="of:=CONCATENATE([.B$93]; COUNTA([.C$94:.C140]); &quot;.&quot;)" office:value-type="string" office:string-value="3.4.7." calcext:value-type="string">
            <text:p>3.4.7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383"/>
        <table:table-column table:style-name="co20" table:default-cell-style-name="ce383"/>
        <table:table-column table:style-name="co21" table:default-cell-style-name="ce383"/>
        <table:table-column table:style-name="co22" table:default-cell-style-name="ce383"/>
        <table:table-column table:style-name="co23" table:default-cell-style-name="ce383"/>
        <table:table-column table:style-name="co24" table:default-cell-style-name="ce383"/>
        <table:table-column table:style-name="co25" table:number-columns-repeated="4" table:default-cell-style-name="ce383"/>
        <table:table-column table:style-name="co18" table:number-columns-repeated="54" table:default-cell-style-name="ce383"/>
        <table:table-column table:style-name="co18" table:number-columns-repeated="960" table:default-cell-style-name="Default"/>
        <table:table-row table:style-name="ro1">
          <table:table-cell table:style-name="ce378"/>
          <table:table-cell table:style-name="ce384" table:number-columns-repeated="4"/>
          <table:table-cell table:style-name="ce397" office:value-type="string" calcext:value-type="string">
            <text:p>Duration</text:p>
          </table:table-cell>
          <table:table-cell table:style-name="ce399" office:value-type="string" calcext:value-type="string">
            <text:p>Step</text:p>
          </table:table-cell>
          <table:table-cell table:style-name="ce404"/>
          <table:table-cell table:style-name="ce399" office:value-type="string" calcext:value-type="string">
            <text:p>Total</text:p>
          </table:table-cell>
          <table:table-cell table:style-name="ce404"/>
          <table:table-cell table:style-name="ce384" table:number-columns-repeated="54"/>
          <table:table-cell table:number-columns-repeated="960"/>
        </table:table-row>
        <table:table-row table:style-name="ro1">
          <table:table-cell table:style-name="ce379"/>
          <table:table-cell table:style-name="ce385" table:number-columns-repeated="4"/>
          <table:table-cell table:style-name="ce398"/>
          <table:table-cell table:style-name="ce400"/>
          <table:table-cell table:style-name="ce405"/>
          <table:table-cell table:style-name="ce400"/>
          <table:table-cell table:style-name="ce405"/>
          <table:table-cell table:style-name="ce385" table:number-columns-repeated="54"/>
          <table:table-cell table:number-columns-repeated="960"/>
        </table:table-row>
        <table:table-row table:style-name="ro3">
          <table:table-cell table:style-name="ce380" office:value-type="float" office:value="4" calcext:value-type="float">
            <text:p>4.</text:p>
          </table:table-cell>
          <table:table-cell table:style-name="ce386"/>
          <table:table-cell table:style-name="ce390"/>
          <table:table-cell table:style-name="ce392"/>
          <table:table-cell table:style-name="ce386" office:value-type="string" calcext:value-type="string">
            <text:p>Build</text:p>
          </table:table-cell>
          <table:table-cell table:style-name="ce390"/>
          <table:table-cell table:style-name="ce401" office:value-type="time" office:time-value="PT00H00M00S" calcext:value-type="time">
            <text:p>00:00</text:p>
          </table:table-cell>
          <table:table-cell table:style-name="ce406" table:formula="of:=[.G3]+SUM([.G4:.G65518])" office:value-type="time" office:time-value="PT00H40M00S" calcext:value-type="time">
            <text:p>00:40</text:p>
          </table:table-cell>
          <table:table-cell table:style-name="ce401" table:formula="of:=['3. Final Testing'.$J$3]" office:value-type="time" office:time-value="PT15H10M00S" calcext:value-type="time">
            <text:p>15:10</text:p>
          </table:table-cell>
          <table:table-cell table:style-name="ce406" table:formula="of:=MAX([.I4:.I65518])" office:value-type="time" office:time-value="PT15H50M00S" calcext:value-type="time">
            <text:p>15:50</text:p>
          </table:table-cell>
          <table:table-cell table:style-name="ce410" table:number-columns-repeated="1014"/>
        </table:table-row>
        <table:table-row table:style-name="ro1">
          <table:table-cell table:style-name="ce381"/>
          <table:table-cell table:style-name="ce387"/>
          <table:table-cell/>
          <table:table-cell table:style-name="ce393"/>
          <table:table-cell table:number-columns-repeated="2"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 table:style-name="ce382"/>
          <table:table-cell table:style-name="ce388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91"/>
          <table:table-cell table:style-name="ce394"/>
          <table:table-cell table:style-name="ce391" office:value-type="string" calcext:value-type="string">
            <text:p>Finalize release notes</text:p>
          </table:table-cell>
          <table:table-cell table:style-name="ce391"/>
          <table:table-cell table:style-name="ce403" office:value-type="time" office:time-value="PT00H10M00S" calcext:value-type="time">
            <text:p>00:10</text:p>
          </table:table-cell>
          <table:table-cell table:style-name="ce408"/>
          <table:table-cell table:style-name="ce403" table:formula="of:=MAX([.I$1:.I4])+[.G5]" office:value-type="time" office:time-value="PT15H20M00S" calcext:value-type="time">
            <text:p>15:20</text:p>
          </table:table-cell>
          <table:table-cell table:style-name="ce408"/>
          <table:table-cell table:style-name="ce382" table:number-columns-repeated="54"/>
          <table:table-cell table:number-columns-repeated="960"/>
        </table:table-row>
        <table:table-row table:style-name="ro1">
          <table:table-cell/>
          <table:table-cell table:style-name="ce389"/>
          <table:table-cell table:style-name="ce389" table:formula="of:=CONCATENATE([.B$5]; COUNTA([.C$6:.C6]); &quot;.&quot;)" office:value-type="string" office:string-value="4.1.1." calcext:value-type="string">
            <text:p>4.1.1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5]; COUNTA([.C$6:.C7]); &quot;.&quot;)" office:value-type="string" office:string-value="4.1.2." calcext:value-type="string">
            <text:p>4.1.2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5]; COUNTA([.C$6:.C8]); &quot;.&quot;)" office:value-type="string" office:string-value="4.1.3." calcext:value-type="string">
            <text:p>4.1.3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5]; COUNTA([.C$6:.C9]); &quot;.&quot;)" office:value-type="string" office:string-value="4.1.4." calcext:value-type="string">
            <text:p>4.1.4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5]; COUNTA([.C$6:.C10]); &quot;.&quot;)" office:value-type="string" office:string-value="4.1.5." calcext:value-type="string">
            <text:p>4.1.5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/>
          <table:table-cell table:style-name="ce393"/>
          <table:table-cell table:number-columns-repeated="2"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 table:style-name="ce382"/>
          <table:table-cell table:style-name="ce388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91"/>
          <table:table-cell table:style-name="ce394"/>
          <table:table-cell table:style-name="ce391" office:value-type="string" calcext:value-type="string">
            <text:p>Prepare package directory</text:p>
          </table:table-cell>
          <table:table-cell table:style-name="ce391"/>
          <table:table-cell table:style-name="ce403" office:value-type="time" office:time-value="PT00H10M00S" calcext:value-type="time">
            <text:p>00:10</text:p>
          </table:table-cell>
          <table:table-cell table:style-name="ce408"/>
          <table:table-cell table:style-name="ce403" table:formula="of:=MAX([.I$1:.I12])+[.G13]" office:value-type="time" office:time-value="PT15H30M00S" calcext:value-type="time">
            <text:p>15:30</text:p>
          </table:table-cell>
          <table:table-cell table:style-name="ce409"/>
          <table:table-cell table:style-name="ce382" table:number-columns-repeated="54"/>
          <table:table-cell table:number-columns-repeated="960"/>
        </table:table-row>
        <table:table-row table:style-name="ro1">
          <table:table-cell/>
          <table:table-cell table:style-name="ce389"/>
          <table:table-cell table:style-name="ce389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<text:span text:style-name="T22">Check and update year of "!-ReadMe.txt" in the offline archive "\YAT\Releases and Checkpoints"</text:span>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table:style-name="ce396" office:value-type="string" calcext:value-type="string">
            <text:p><text:span text:style-name="T25">&gt; e.g. "</text:span><text:span text:style-name="T29">2003-2019 Matthias Kläy</text:span><text:span text:style-name="T25">" *.txt throughout "\Template"</text:span>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table:number-columns-repeated="2"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/>
          <table:table-cell table:style-name="ce393"/>
          <table:table-cell table:number-columns-repeated="2"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 table:style-name="ce382"/>
          <table:table-cell table:style-name="ce388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91"/>
          <table:table-cell table:style-name="ce394"/>
          <table:table-cell table:style-name="ce391" office:value-type="string" calcext:value-type="string">
            <text:p>Build packages</text:p>
          </table:table-cell>
          <table:table-cell table:style-name="ce391"/>
          <table:table-cell table:style-name="ce403" office:value-type="time" office:time-value="PT00H20M00S" calcext:value-type="time">
            <text:p>00:20</text:p>
          </table:table-cell>
          <table:table-cell table:style-name="ce408"/>
          <table:table-cell table:style-name="ce403" table:formula="of:=MAX([.I$1:.I22])+[.G23]" office:value-type="time" office:time-value="PT15H50M00S" calcext:value-type="time">
            <text:p>15:50</text:p>
          </table:table-cell>
          <table:table-cell table:style-name="ce409"/>
          <table:table-cell table:style-name="ce382" table:number-columns-repeated="54"/>
          <table:table-cell table:number-columns-repeated="960"/>
        </table:table-row>
        <table:table-row table:style-name="ro1">
          <table:table-cell/>
          <table:table-cell table:style-name="ce389"/>
          <table:table-cell table:style-name="ce389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Optimize for speed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Optimize for size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5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Build "Release" configuration for "x86"                                using ‘Build Solution’ / [F6].</text:p>
            <text:p><text:span text:style-name="T22">    (Separated from "Setup" and "Setup with Prerequisites" because both two packages shall contain the same binaries.)</text:span>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/>
          <table:table-cell table:style-name="ce389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95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5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<text:span text:style-name="T22">&gt; Build "Release" configuration for "x64"                                using ‘Build Solution’ / [F6]</text:span>.</text:p>
            <text:p><text:span text:style-name="T22">    (Separated from "Setup" and "Setup with Prerequisites" because both two packages shall contain the same binaries.)</text:span>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<text:span text:style-name="T22">&gt; Build "Setup" configuration for "x64</text:span>"                                   using ‘Build Solution’ / [F6]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>
          <table:table-cell/>
          <table:table-cell table:style-name="ce389" table:number-columns-repeated="2"/>
          <table:table-cell table:style-name="ce395"/>
          <table:table-cell office:value-type="string" calcext:value-type="string">
            <text:p><text:span text:style-name="T22">&gt; Build "Setup with Prerequisites" configuration for "x64</text:span>"        using ‘Build Solution’ / [F6].</text:p>
          </table:table-cell>
          <table:table-cell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 table:number-rows-repeated="65505">
          <table:table-cell/>
          <table:table-cell table:style-name="ce389"/>
          <table:table-cell/>
          <table:table-cell table:style-name="ce393"/>
          <table:table-cell table:number-columns-repeated="2"/>
          <table:table-cell table:style-name="ce402"/>
          <table:table-cell table:style-name="ce407"/>
          <table:table-cell table:style-name="ce402"/>
          <table:table-cell table:style-name="ce407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9" table:default-cell-style-name="Default"/>
        <table:table-column table:style-name="co20" table:default-cell-style-name="ce239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9"/>
        <table:table-column table:style-name="co25" table:default-cell-style-name="ce284"/>
        <table:table-column table:style-name="co25" table:default-cell-style-name="ce269"/>
        <table:table-column table:style-name="co25" table:default-cell-style-name="ce284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31" table:number-columns-repeated="4"/>
          <table:table-cell table:style-name="ce267" office:value-type="string" calcext:value-type="string">
            <text:p>Duration</text:p>
          </table:table-cell>
          <table:table-cell table:style-name="ce271" office:value-type="string" calcext:value-type="string">
            <text:p>Step</text:p>
          </table:table-cell>
          <table:table-cell table:style-name="ce281"/>
          <table:table-cell table:style-name="ce271" office:value-type="string" calcext:value-type="string">
            <text:p>Total</text:p>
          </table:table-cell>
          <table:table-cell table:style-name="ce281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35" table:number-columns-repeated="4"/>
          <table:table-cell table:style-name="ce268"/>
          <table:table-cell table:style-name="ce272"/>
          <table:table-cell table:style-name="ce282"/>
          <table:table-cell table:style-name="ce272"/>
          <table:table-cell table:style-name="ce282"/>
          <table:table-cell table:style-name="ce235" table:number-columns-repeated="54"/>
          <table:table-cell table:number-columns-repeated="960"/>
        </table:table-row>
        <table:table-row table:style-name="ro3">
          <table:table-cell table:style-name="ce216" office:value-type="float" office:value="5" calcext:value-type="float">
            <text:p>5.</text:p>
          </table:table-cell>
          <table:table-cell table:style-name="ce236"/>
          <table:table-cell table:style-name="ce241"/>
          <table:table-cell table:style-name="ce248"/>
          <table:table-cell table:style-name="ce236" office:value-type="string" calcext:value-type="string">
            <text:p>Installation Testing</text:p>
          </table:table-cell>
          <table:table-cell table:style-name="ce241"/>
          <table:table-cell table:style-name="ce273" office:value-type="time" office:time-value="PT00H00M00S" calcext:value-type="time">
            <text:p>00:00</text:p>
          </table:table-cell>
          <table:table-cell table:style-name="ce296" table:formula="of:=[.G3]+SUM([.G4:.G65502])" office:value-type="time" office:time-value="PT00H40M00S" calcext:value-type="time">
            <text:p>00:40</text:p>
          </table:table-cell>
          <table:table-cell table:style-name="ce273" table:formula="of:=['4. Build'.$J$3]" office:value-type="time" office:time-value="PT15H50M00S" calcext:value-type="time">
            <text:p>15:50</text:p>
          </table:table-cell>
          <table:table-cell table:style-name="ce296" table:formula="of:=MAX([.I4:.I65502])" office:value-type="time" office:time-value="PT16H25M00S" calcext:value-type="time">
            <text:p>16:2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7"/>
          <table:table-cell table:number-columns-repeated="1022"/>
        </table:table-row>
        <table:table-row table:style-name="ro1">
          <table:table-cell table:style-name="ce180"/>
          <table:table-cell table:style-name="ce23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Preparation</text:p>
          </table:table-cell>
          <table:table-cell table:style-name="ce247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277" table:formula="of:=MAX([.I$1:.I4])+[.G5]" office:value-type="time" office:time-value="PT15H55M00S" calcext:value-type="time">
            <text:p>15:55</text:p>
          </table:table-cell>
          <table:table-cell table:style-name="ce286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5]; COUNTA([.C$6:.C6]); &quot;.&quot;)" office:value-type="string" office:string-value="5.1.1." calcext:value-type="string">
            <text:p>5.1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8]); &quot;.&quot;)" office:value-type="string" office:string-value="5.1.2." calcext:value-type="string">
            <text:p>5.1.2.</text:p>
          </table:table-cell>
          <table:table-cell table:style-name="ce253" office:value-type="string" calcext:value-type="string">
            <text:p></text:p>
          </table:table-cell>
          <table:table-cell table:style-name="ce411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0]); &quot;.&quot;)" office:value-type="string" office:string-value="5.1.3." calcext:value-type="string">
            <text:p>5.1.3.</text:p>
          </table:table-cell>
          <table:table-cell table:style-name="ce253" office:value-type="string" calcext:value-type="string">
            <text:p></text:p>
          </table:table-cell>
          <table:table-cell table:style-name="ce411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1]); &quot;.&quot;)" office:value-type="string" office:string-value="5.1.4." calcext:value-type="string">
            <text:p>5.1.4.</text:p>
          </table:table-cell>
          <table:table-cell table:style-name="ce253" office:value-type="string" calcext:value-type="string">
            <text:p></text:p>
          </table:table-cell>
          <table:table-cell table:style-name="ce411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2]); &quot;.&quot;)" office:value-type="string" office:string-value="5.1.5." calcext:value-type="string">
            <text:p>5.1.5.</text:p>
          </table:table-cell>
          <table:table-cell table:style-name="ce253" office:value-type="string" calcext:value-type="string">
            <text:p></text:p>
          </table:table-cell>
          <table:table-cell table:style-name="ce411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Installation</text:p>
          </table:table-cell>
          <table:table-cell table:style-name="ce247"/>
          <table:table-cell table:style-name="ce277" office:value-type="time" office:time-value="PT00H05M00S" calcext:value-type="time">
            <text:p>00:05</text:p>
          </table:table-cell>
          <table:table-cell table:style-name="ce286"/>
          <table:table-cell table:style-name="ce277" table:formula="of:=MAX([.I$1:.I12])+[.G14]" office:value-type="time" office:time-value="PT16H00M00S" calcext:value-type="time">
            <text:p>16:00</text:p>
          </table:table-cell>
          <table:table-cell table:style-name="ce286"/>
          <table:table-cell table:number-columns-repeated="1014"/>
        </table:table-row>
        <table:table-row table:style-name="ro1">
          <table:table-cell table:number-columns-repeated="2"/>
          <table:table-cell table:style-name="ce23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un manual after-installation tests</text:p>
          </table:table-cell>
          <table:table-cell table:style-name="ce247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277" table:formula="of:=MAX([.I$1:.I12])+[.G17]" office:value-type="time" office:time-value="PT16H25M00S" calcext:value-type="time">
            <text:p>16:2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9" table:default-cell-style-name="Default"/>
        <table:table-column table:style-name="co20" table:default-cell-style-name="ce239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9"/>
        <table:table-column table:style-name="co25" table:default-cell-style-name="ce284"/>
        <table:table-column table:style-name="co25" table:default-cell-style-name="ce269"/>
        <table:table-column table:style-name="co25" table:default-cell-style-name="ce284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31" table:number-columns-repeated="4"/>
          <table:table-cell table:style-name="ce267" office:value-type="string" calcext:value-type="string">
            <text:p>Duration</text:p>
          </table:table-cell>
          <table:table-cell table:style-name="ce271" office:value-type="string" calcext:value-type="string">
            <text:p>Step</text:p>
          </table:table-cell>
          <table:table-cell table:style-name="ce281"/>
          <table:table-cell table:style-name="ce271" office:value-type="string" calcext:value-type="string">
            <text:p>Total</text:p>
          </table:table-cell>
          <table:table-cell table:style-name="ce281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35" table:number-columns-repeated="4"/>
          <table:table-cell table:style-name="ce268"/>
          <table:table-cell table:style-name="ce272"/>
          <table:table-cell table:style-name="ce282"/>
          <table:table-cell table:style-name="ce272"/>
          <table:table-cell table:style-name="ce282"/>
          <table:table-cell table:style-name="ce235" table:number-columns-repeated="54"/>
          <table:table-cell table:number-columns-repeated="960"/>
        </table:table-row>
        <table:table-row table:style-name="ro3">
          <table:table-cell table:style-name="ce216" office:value-type="float" office:value="6" calcext:value-type="float">
            <text:p>6.</text:p>
          </table:table-cell>
          <table:table-cell table:style-name="ce236"/>
          <table:table-cell table:style-name="ce241"/>
          <table:table-cell table:style-name="ce248"/>
          <table:table-cell table:style-name="ce236" office:value-type="string" calcext:value-type="string">
            <text:p>Packaging</text:p>
          </table:table-cell>
          <table:table-cell table:style-name="ce241"/>
          <table:table-cell table:style-name="ce273" office:value-type="time" office:time-value="PT00H00M00S" calcext:value-type="time">
            <text:p>00:00</text:p>
          </table:table-cell>
          <table:table-cell table:style-name="ce296" table:formula="of:=[.G3]+SUM([.G4:.G65522])" office:value-type="time" office:time-value="PT00H30M00S" calcext:value-type="time">
            <text:p>00:30</text:p>
          </table:table-cell>
          <table:table-cell table:style-name="ce273" table:formula="of:=['5. Installation Testing'.$J$3]" office:value-type="time" office:time-value="PT16H25M00S" calcext:value-type="time">
            <text:p>16:25</text:p>
          </table:table-cell>
          <table:table-cell table:style-name="ce296" table:formula="of:=MAX([.I4:.I65522])" office:value-type="time" office:time-value="PT16H55M00S" calcext:value-type="time">
            <text:p>16:5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7"/>
          <table:table-cell table:number-columns-repeated="1022"/>
        </table:table-row>
        <table:table-row table:style-name="ro1">
          <table:table-cell table:style-name="ce180"/>
          <table:table-cell table:style-name="ce23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Commit and tag YAT</text:p>
          </table:table-cell>
          <table:table-cell table:style-name="ce247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277" table:formula="of:=MAX([.I$1:.I4])+[.G5]" office:value-type="time" office:time-value="PT16H40M00S" calcext:value-type="time">
            <text:p>16:4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5]; COUNTA([.C$6:.C6]); &quot;.&quot;)" office:value-type="string" office:string-value="6.1.1." calcext:value-type="string">
            <text:p>6.1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7]); &quot;.&quot;)" office:value-type="string" office:string-value="6.1.2." calcext:value-type="string">
            <text:p>6.1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6]); &quot;.&quot;)" office:value-type="string" office:string-value="6.1.3." calcext:value-type="string">
            <text:p>6.1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Pack YAT</text:p>
          </table:table-cell>
          <table:table-cell table:style-name="ce247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277" table:formula="of:=MAX([.I$1:.I15])+[.G18]" office:value-type="time" office:time-value="PT16H55M00S" calcext:value-type="time">
            <text:p>16:5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pan text:style-name="T22">   &gt; Open </text:span><text:span text:style-name="T34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pan text:style-name="T22">   &gt; Copy "DejaVu Info" from installed </text:span><text:span text:style-name="T22"><text:a xlink:href="../../../../../../../../Program%20Files/YAT" xlink:type="simple">C:\Program Files\YAT</text:a></text:span><text:span text:style-name="T3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pan text:style-name="T22">   &gt; Copy "netrtfwriter Info" from installed </text:span><text:span text:style-name="T34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12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12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12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12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9" table:default-cell-style-name="Default"/>
        <table:table-column table:style-name="co20" table:default-cell-style-name="ce239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9"/>
        <table:table-column table:style-name="co25" table:default-cell-style-name="ce284"/>
        <table:table-column table:style-name="co25" table:default-cell-style-name="ce269"/>
        <table:table-column table:style-name="co25" table:default-cell-style-name="ce284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31" table:number-columns-repeated="4"/>
          <table:table-cell table:style-name="ce267" office:value-type="string" calcext:value-type="string">
            <text:p>Duration</text:p>
          </table:table-cell>
          <table:table-cell table:style-name="ce271" office:value-type="string" calcext:value-type="string">
            <text:p>Step</text:p>
          </table:table-cell>
          <table:table-cell table:style-name="ce281"/>
          <table:table-cell table:style-name="ce271" office:value-type="string" calcext:value-type="string">
            <text:p>Total</text:p>
          </table:table-cell>
          <table:table-cell table:style-name="ce281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35" table:number-columns-repeated="4"/>
          <table:table-cell table:style-name="ce268"/>
          <table:table-cell table:style-name="ce272"/>
          <table:table-cell table:style-name="ce282"/>
          <table:table-cell table:style-name="ce272"/>
          <table:table-cell table:style-name="ce282"/>
          <table:table-cell table:style-name="ce235" table:number-columns-repeated="54"/>
          <table:table-cell table:number-columns-repeated="960"/>
        </table:table-row>
        <table:table-row table:style-name="ro3">
          <table:table-cell table:style-name="ce216" office:value-type="float" office:value="7" calcext:value-type="float">
            <text:p>7.</text:p>
          </table:table-cell>
          <table:table-cell table:style-name="ce236"/>
          <table:table-cell table:style-name="ce241"/>
          <table:table-cell table:style-name="ce248"/>
          <table:table-cell table:style-name="ce236" office:value-type="string" calcext:value-type="string">
            <text:p>Upload</text:p>
          </table:table-cell>
          <table:table-cell table:style-name="ce241"/>
          <table:table-cell table:style-name="ce273" office:value-type="time" office:time-value="PT00H00M00S" calcext:value-type="time">
            <text:p>00:00</text:p>
          </table:table-cell>
          <table:table-cell table:style-name="ce296" table:formula="of:=[.G3]+SUM([.G4:.G65533])" office:value-type="time" office:time-value="PT01H20M00S" calcext:value-type="time">
            <text:p>01:20</text:p>
          </table:table-cell>
          <table:table-cell table:style-name="ce273" table:formula="of:=['5. Installation Testing'.$J$3]" office:value-type="time" office:time-value="PT16H25M00S" calcext:value-type="time">
            <text:p>16:25</text:p>
          </table:table-cell>
          <table:table-cell table:style-name="ce296" table:formula="of:=MAX([.I4:.I65533])" office:value-type="time" office:time-value="PT17H45M00S" calcext:value-type="time">
            <text:p>17:4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7"/>
          <table:table-cell table:number-columns-repeated="1022"/>
        </table:table-row>
        <table:table-row table:style-name="ro1">
          <table:table-cell table:style-name="ce180"/>
          <table:table-cell table:style-name="ce23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Update statistics</text:p>
          </table:table-cell>
          <table:table-cell table:style-name="ce247"/>
          <table:table-cell table:style-name="ce277" office:value-type="time" office:time-value="PT00H20M00S" calcext:value-type="time">
            <text:p>00:20</text:p>
          </table:table-cell>
          <table:table-cell table:style-name="ce286"/>
          <table:table-cell table:style-name="ce277" table:formula="of:=MAX([.I$1:.I4])+[.G5]" office:value-type="time" office:time-value="PT16H45M00S" calcext:value-type="time">
            <text:p>16:45</text:p>
          </table:table-cell>
          <table:table-cell table:style-name="ce286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5]; COUNTA([.C$6:.C6]); &quot;.&quot;)" office:value-type="string" office:string-value="7.1.1." calcext:value-type="string">
            <text:p>7.1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style-name="ce180"/>
          <table:table-cell table:style-name="ce23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Prepare upload</text:p>
          </table:table-cell>
          <table:table-cell table:style-name="ce247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7])+[.G8]" office:value-type="time" office:time-value="PT16H55M00S" calcext:value-type="time">
            <text:p>16:5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8]; COUNTA([.C$9:.C9]); &quot;.&quot;)" office:value-type="string" office:string-value="7.2.1." calcext:value-type="string">
            <text:p>7.2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413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8]; COUNTA([.C$9:.C11]); &quot;.&quot;)" office:value-type="string" office:string-value="7.2.2." calcext:value-type="string">
            <text:p>7.2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8]; COUNTA([.C$9:.C12]); &quot;.&quot;)" office:value-type="string" office:string-value="7.2.3." calcext:value-type="string">
            <text:p>7.2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8]; COUNTA([.C$9:.C13]); &quot;.&quot;)" office:value-type="string" office:string-value="7.2.4." calcext:value-type="string">
            <text:p>7.2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414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pan text:style-name="T2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8]; COUNTA([.C$9:.C24]); &quot;.&quot;)" office:value-type="string" office:string-value="7.2.5." calcext:value-type="string">
            <text:p>7.2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Add release</text:p>
          </table:table-cell>
          <table:table-cell table:style-name="ce247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277" table:formula="of:=MAX([.I$1:.I25])+[.G26]" office:value-type="time" office:time-value="PT17H25M00S" calcext:value-type="time">
            <text:p>17:2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414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style-name="ce180"/>
          <table:table-cell table:style-name="ce238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Check release and release notes</text:p>
          </table:table-cell>
          <table:table-cell table:style-name="ce247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38])+[.G39]" office:value-type="time" office:time-value="PT17H35M00S" calcext:value-type="time">
            <text:p>17:3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<text:span text:style-name="T2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8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Feature request and bug trackers</text:p>
          </table:table-cell>
          <table:table-cell table:style-name="ce247"/>
          <table:table-cell table:style-name="ce277" office:value-type="time" office:time-value="PT00H10M00S" calcext:value-type="time">
            <text:p>00:10</text:p>
          </table:table-cell>
          <table:table-cell table:style-name="ce286"/>
          <table:table-cell table:style-name="ce277" table:formula="of:=MAX([.I$1:.I52])+[.G53]" office:value-type="time" office:time-value="PT17H45M00S" calcext:value-type="time">
            <text:p>17:45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9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9" table:default-cell-style-name="Default"/>
        <table:table-column table:style-name="co20" table:default-cell-style-name="ce239"/>
        <table:table-column table:style-name="co21" table:default-cell-style-name="Default"/>
        <table:table-column table:style-name="co22" table:default-cell-style-name="ce189"/>
        <table:table-column table:style-name="co23" table:default-cell-style-name="Default"/>
        <table:table-column table:style-name="co24" table:default-cell-style-name="Default"/>
        <table:table-column table:style-name="co25" table:default-cell-style-name="ce269"/>
        <table:table-column table:style-name="co25" table:default-cell-style-name="ce284"/>
        <table:table-column table:style-name="co25" table:default-cell-style-name="ce269"/>
        <table:table-column table:style-name="co25" table:default-cell-style-name="ce284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31" table:number-columns-repeated="4"/>
          <table:table-cell table:style-name="ce267" office:value-type="string" calcext:value-type="string">
            <text:p>Duration</text:p>
          </table:table-cell>
          <table:table-cell table:style-name="ce271" office:value-type="string" calcext:value-type="string">
            <text:p>Step</text:p>
          </table:table-cell>
          <table:table-cell table:style-name="ce281"/>
          <table:table-cell table:style-name="ce271" office:value-type="string" calcext:value-type="string">
            <text:p>Total</text:p>
          </table:table-cell>
          <table:table-cell table:style-name="ce281"/>
          <table:table-cell table:style-name="ce231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35" table:number-columns-repeated="4"/>
          <table:table-cell table:style-name="ce268"/>
          <table:table-cell table:style-name="ce272"/>
          <table:table-cell table:style-name="ce282"/>
          <table:table-cell table:style-name="ce272"/>
          <table:table-cell table:style-name="ce282"/>
          <table:table-cell table:style-name="ce235" table:number-columns-repeated="54"/>
          <table:table-cell table:number-columns-repeated="960"/>
        </table:table-row>
        <table:table-row table:style-name="ro3">
          <table:table-cell table:style-name="ce216" office:value-type="float" office:value="8" calcext:value-type="float">
            <text:p>8.</text:p>
          </table:table-cell>
          <table:table-cell table:style-name="ce236"/>
          <table:table-cell table:style-name="ce241"/>
          <table:table-cell table:style-name="ce248"/>
          <table:table-cell table:style-name="ce236" office:value-type="string" calcext:value-type="string">
            <text:p>Finalization</text:p>
          </table:table-cell>
          <table:table-cell table:style-name="ce241"/>
          <table:table-cell table:style-name="ce273" office:value-type="time" office:time-value="PT00H00M00S" calcext:value-type="time">
            <text:p>00:00</text:p>
          </table:table-cell>
          <table:table-cell table:style-name="ce417" table:formula="of:=[.G3]+SUM([.G4:.G65548])" office:value-type="time" office:time-value="PT03H45M00S" calcext:value-type="time">
            <text:p>03:45:00</text:p>
          </table:table-cell>
          <table:table-cell table:style-name="ce273" table:formula="of:=['7. Upload'.$J$3]" office:value-type="time" office:time-value="PT17H45M00S" calcext:value-type="time">
            <text:p>17:45</text:p>
          </table:table-cell>
          <table:table-cell table:style-name="ce296" table:formula="of:=MAX([.I4:.I65548])" office:value-type="time" office:time-value="PT21H00M00S" calcext:value-type="time">
            <text:p>21:0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7"/>
          <table:table-cell table:number-columns-repeated="1022"/>
        </table:table-row>
        <table:table-row table:style-name="ro1">
          <table:table-cell table:style-name="ce180"/>
          <table:table-cell table:style-name="ce23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Send email to the YAT mailing list (Attention: Mail delay up to 60 min !!!)</text:p>
          </table:table-cell>
          <table:table-cell table:style-name="ce247"/>
          <table:table-cell table:style-name="ce277" office:value-type="time" office:time-value="PT00H30M00S" calcext:value-type="time">
            <text:p>00:30</text:p>
          </table:table-cell>
          <table:table-cell table:style-name="ce286"/>
          <table:table-cell table:style-name="ce277" table:formula="of:=MAX([.I$1:.I4])+[.G5]" office:value-type="time" office:time-value="PT18H15M00S" calcext:value-type="time">
            <text:p>18:15</text:p>
          </table:table-cell>
          <table:table-cell table:style-name="ce286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5]; COUNTA([.C$6:.C6]); &quot;.&quot;)" office:value-type="string" office:string-value="8.1.1." calcext:value-type="string">
            <text:p>8.1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7]); &quot;.&quot;)" office:value-type="string" office:string-value="8.1.2." calcext:value-type="string">
            <text:p>8.1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9]); &quot;.&quot;)" office:value-type="string" office:string-value="8.1.3." calcext:value-type="string">
            <text:p>8.1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0]); &quot;.&quot;)" office:value-type="string" office:string-value="8.1.4." calcext:value-type="string">
            <text:p>8.1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1]); &quot;.&quot;)" office:value-type="string" office:string-value="8.1.5." calcext:value-type="string">
            <text:p>8.1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2]); &quot;.&quot;)" office:value-type="string" office:string-value="8.1.6." calcext:value-type="string">
            <text:p>8.1.6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4]); &quot;.&quot;)" office:value-type="string" office:string-value="8.1.7." calcext:value-type="string">
            <text:p>8.1.7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6]); &quot;.&quot;)" office:value-type="string" office:string-value="8.1.8." calcext:value-type="string">
            <text:p>8.1.8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7]); &quot;.&quot;)" office:value-type="string" office:string-value="8.1.9." calcext:value-type="string">
            <text:p>8.1.9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<text:span text:style-name="T35">Submit news</text:span></text:p>
          </table:table-cell>
          <table:table-cell table:style-name="ce247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277" table:formula="of:=MAX([.I$1:.I21])+[.G22]" office:value-type="time" office:time-value="PT18H30M00S" calcext:value-type="time">
            <text:p>18:3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style-name="ce416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Cleanup</text:p>
          </table:table-cell>
          <table:table-cell table:style-name="ce247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370" table:formula="of:=MAX([.I$1:.I28])+[.G29]" office:value-type="time" office:time-value="PT18H45M00S" calcext:value-type="time">
            <text:p>18:4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 table:style-name="ce180"/>
          <table:table-cell table:style-name="ce238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Upgrade tools</text:p>
          </table:table-cell>
          <table:table-cell table:style-name="ce247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370" table:formula="of:=MAX([.I$1:.I28])+[.G38]" office:value-type="time" office:time-value="PT19H30M00S" calcext:value-type="time">
            <text:p>19:3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Recreate and verify working copy</text:p>
          </table:table-cell>
          <table:table-cell table:style-name="ce247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370" table:formula="of:=MAX([.I$1:.I36])+[.G44]" office:value-type="time" office:time-value="PT19H00M00S" calcext:value-type="time">
            <text:p>19:0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36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36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8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Archive</text:p>
          </table:table-cell>
          <table:table-cell table:style-name="ce247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370" table:formula="of:=MAX([.I$1:.I59])+[.G60]" office:value-type="time" office:time-value="PT19H45M00S" calcext:value-type="time">
            <text:p>19:4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9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/>
          <table:table-cell table:style-name="ce253"/>
          <table:table-cell table:number-columns-repeated="1020"/>
        </table:table-row>
        <table:table-row table:style-name="ro1">
          <table:table-cell/>
          <table:table-cell table:style-name="ce238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47"/>
          <table:table-cell table:style-name="ce249"/>
          <table:table-cell table:style-name="ce247" office:value-type="string" calcext:value-type="string">
            <text:p>Backup</text:p>
          </table:table-cell>
          <table:table-cell table:style-name="ce247"/>
          <table:table-cell table:style-name="ce277" office:value-type="time" office:time-value="PT01H00M00S" calcext:value-type="time">
            <text:p>01:00</text:p>
          </table:table-cell>
          <table:table-cell table:style-name="ce286"/>
          <table:table-cell table:style-name="ce370" table:formula="of:=MAX([.I$1:.I62])+[.G68]" office:value-type="time" office:time-value="PT20H45M00S" calcext:value-type="time">
            <text:p>20:45:00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9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8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47"/>
          <table:table-cell table:style-name="ce249"/>
          <table:table-cell table:style-name="ce338" office:value-type="string" calcext:value-type="string">
            <text:p>Update and verify working copy =&gt; <text:span text:style-name="T36">Wait for a few days in case of a severe issue</text:span></text:p>
          </table:table-cell>
          <table:table-cell table:style-name="ce247"/>
          <table:table-cell table:style-name="ce277" office:value-type="time" office:time-value="PT00H15M00S" calcext:value-type="time">
            <text:p>00:15</text:p>
          </table:table-cell>
          <table:table-cell table:style-name="ce286"/>
          <table:table-cell table:style-name="ce370" table:formula="of:=MAX([.I$1:.I73])+[.G74]" office:value-type="time" office:time-value="PT21H00M00S" calcext:value-type="time">
            <text:p>21:00:00</text:p>
          </table:table-cell>
          <table:table-cell table:style-name="ce297"/>
          <table:table-cell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5]); &quot;.&quot;)" office:value-type="string" office:string-value="8.8.1." calcext:value-type="string">
            <text:p>8.8.1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Increment product version in ALAZ.Version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6]); &quot;.&quot;)" office:value-type="string" office:string-value="8.8.2." calcext:value-type="string">
            <text:p>8.8.2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Increment product version in MKY.Version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7]); &quot;.&quot;)" office:value-type="string" office:string-value="8.8.3." calcext:value-type="string">
            <text:p>8.8.3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etrtfwriter\RtfWriter\Properties\AssemblyInfo.cs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8]); &quot;.&quot;)" office:value-type="string" office:string-value="8.8.4." calcext:value-type="string">
            <text:p>8.8.4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Unit.Version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9]); &quot;.&quot;)" office:value-type="string" office:string-value="8.8.5." calcext:value-type="string">
            <text:p>8.8.5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Increment product version in YAT.Version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0]); &quot;.&quot;)" office:value-type="string" office:string-value="8.8.6." calcext:value-type="string">
            <text:p>8.8.6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2">Set product version in MKY file headers </text:span><text:span text:style-name="T30">*.* throughout "\Trunk\MKY"</text:span><text:span text:style-name="T31"> (348 occurrences, incl. 4 of port workaround analysis)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5"/>
          <table:table-cell table:style-name="ce335" office:value-type="string" calcext:value-type="string">
            <text:p><text:span text:style-name="T22">&gt; Append</text:span><text:span text:style-name="T25"> 'Development', e.g. '</text:span><text:span text:style-name="T37">// MKY Version 1.0.28 Development</text:span><text:span text:style-name="T25">'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2]); &quot;.&quot;)" office:value-type="string" office:string-value="8.8.7." calcext:value-type="string">
            <text:p>8.8.7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5"/>
          <table:table-cell table:style-name="ce335" office:value-type="string" calcext:value-type="string">
            <text:p><text:span text:style-name="T22">&gt; Append</text:span><text:span text:style-name="T25"> 'Development', e.g. '</text:span><text:span text:style-name="T37">// NUnit Version 1.0.22 Development</text:span><text:span text:style-name="T25">'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4]); &quot;.&quot;)" office:value-type="string" office:string-value="8.8.8." calcext:value-type="string">
            <text:p>8.8.8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5"/>
          <table:table-cell table:style-name="ce335" office:value-type="string" calcext:value-type="string">
            <text:p><text:span text:style-name="T22">&gt; Append </text:span><text:span text:style-name="T25">'Development', e.g. '</text:span><text:span text:style-name="T37">// YAT Version 2.3.90 Development</text:span><text:span text:style-name="T25">'.</text:span>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6]); &quot;.&quot;)" office:value-type="string" office:string-value="8.8.9." calcext:value-type="string">
            <text:p>8.8.9.</text:p>
          </table:table-cell>
          <table:table-cell table:style-name="ce362" office:value-type="string" calcext:value-type="string">
            <text:p></text:p>
          </table:table-cell>
          <table:table-cell table:style-name="ce335" office:value-type="string" calcext:value-type="string">
            <text:p>Set stability indication in "YAT.Application.ApplicationEx"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style-name="ce335"/>
          <table:table-cell table:style-name="ce337" table:number-columns-repeated="2"/>
          <table:table-cell table:style-name="ce362"/>
          <table:table-cell table:style-name="ce335" office:value-type="string" calcext:value-type="string">
            <text:p>&gt; Activate 'Development' to clearly indicate non-release state.</text:p>
          </table:table-cell>
          <table:table-cell table:style-name="ce335"/>
          <table:table-cell table:style-name="ce367"/>
          <table:table-cell table:style-name="ce369"/>
          <table:table-cell table:style-name="ce367"/>
          <table:table-cell table:style-name="ce369"/>
          <table:table-cell table:style-name="ce335" table:number-columns-repeated="1014"/>
        </table:table-row>
        <table:table-row table:style-name="ro1">
          <table:table-cell table:number-columns-repeated="2"/>
          <table:table-cell table:style-name="ce239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9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5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11:50:19.46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3DT21H48M20S</meta:editing-duration>
    <meta:editing-cycles>496</meta:editing-cycles>
    <meta:generator>LibreOffice/6.4.3.2$Windows_X86_64 LibreOffice_project/747b5d0ebf89f41c860ec2a39efd7cb15b54f2d8</meta:generator>
    <meta:initial-creator>Matthias Kläy</meta:initial-creator>
    <dc:date>2021-01-14T18:13:10.872000000</dc:date>
    <meta:print-date>2020-09-07T21:30:33.104000000</meta:print-date>
    <meta:document-statistic meta:table-count="9" meta:cell-count="1502" meta:object-count="0"/>
  </office:meta>
</office:document-meta>
</file>